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abeling and Centroids time (not normalized)" table:style-name="ta1">
        <table:shapes>
          <draw:frame draw:z-index="0" draw:style-name="gr1" draw:text-style-name="P1" svg:width="15.999cm" svg:height="8.999cm" svg:x="36.279cm" svg:y="5.609cm">
            <draw:object draw:notify-on-update-of-ranges="'Labeling and Centroids time (not normalized)'.C11:'Labeling and Centroids time (not normalized)'.AL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9" table:default-cell-style-name="Default"/>
        <table:table-row table:style-name="ro1">
          <table:table-cell office:value-type="float" office:value="1616611" calcext:value-type="float">
            <text:p>1616611</text:p>
          </table:table-cell>
          <table:table-cell/>
          <table:table-cell office:value-type="string" calcext:value-type="string">
            <text:p>MIN</text:p>
          </table:table-cell>
          <table:table-cell table:style-name="ce1" table:formula="of:=MIN([.A1:.A299])" office:value-type="float" office:value="1616611" calcext:value-type="float">
            <text:p>1616611,00</text:p>
          </table:table-cell>
          <table:table-cell table:number-columns-repeated="95"/>
        </table:table-row>
        <table:table-row table:style-name="ro1">
          <table:table-cell office:value-type="float" office:value="1622158" calcext:value-type="float">
            <text:p>1622158</text:p>
          </table:table-cell>
          <table:table-cell/>
          <table:table-cell office:value-type="string" calcext:value-type="string">
            <text:p>MAX</text:p>
          </table:table-cell>
          <table:table-cell table:style-name="ce1" table:formula="of:=MAX([.A1:.A299])" office:value-type="float" office:value="19127350" calcext:value-type="float">
            <text:p>19127350,00</text:p>
          </table:table-cell>
          <table:table-cell table:number-columns-repeated="95"/>
        </table:table-row>
        <table:table-row table:style-name="ro1">
          <table:table-cell office:value-type="float" office:value="1638532" calcext:value-type="float">
            <text:p>1638532</text:p>
          </table:table-cell>
          <table:table-cell/>
          <table:table-cell office:value-type="string" calcext:value-type="string">
            <text:p>AVG</text:p>
          </table:table-cell>
          <table:table-cell table:style-name="ce1" table:formula="of:=AVERAGE([.A1:.A299])" office:value-type="float" office:value="7471320.72240803" calcext:value-type="float">
            <text:p>7471320,72</text:p>
          </table:table-cell>
          <table:table-cell table:number-columns-repeated="95"/>
        </table:table-row>
        <table:table-row table:style-name="ro1">
          <table:table-cell office:value-type="float" office:value="1653726" calcext:value-type="float">
            <text:p>1653726</text:p>
          </table:table-cell>
          <table:table-cell/>
          <table:table-cell office:value-type="string" calcext:value-type="string">
            <text:p>VAR</text:p>
          </table:table-cell>
          <table:table-cell table:formula="of:=VAR([.A1:.A299])" office:value-type="float" office:value="9249812799605.05" calcext:value-type="float">
            <text:p>9249812799605,05</text:p>
          </table:table-cell>
          <table:table-cell table:number-columns-repeated="95"/>
        </table:table-row>
        <table:table-row table:style-name="ro1">
          <table:table-cell office:value-type="float" office:value="1678694" calcext:value-type="float">
            <text:p>1678694</text:p>
          </table:table-cell>
          <table:table-cell table:number-columns-repeated="98"/>
        </table:table-row>
        <table:table-row table:style-name="ro1">
          <table:table-cell office:value-type="float" office:value="1691238" calcext:value-type="float">
            <text:p>1691238</text:p>
          </table:table-cell>
          <table:table-cell table:number-columns-repeated="98"/>
        </table:table-row>
        <table:table-row table:style-name="ro1">
          <table:table-cell office:value-type="float" office:value="2414192" calcext:value-type="float">
            <text:p>2414192</text:p>
          </table:table-cell>
          <table:table-cell/>
          <table:table-cell office:value-type="string" calcext:value-type="string">
            <text:p>Interval</text:p>
          </table:table-cell>
          <table:table-cell office:value-type="float" office:value="500000" calcext:value-type="float">
            <text:p>500000</text:p>
          </table:table-cell>
          <table:table-cell table:number-columns-repeated="95"/>
        </table:table-row>
        <table:table-row table:style-name="ro1">
          <table:table-cell office:value-type="float" office:value="2430287" calcext:value-type="float">
            <text:p>2430287</text:p>
          </table:table-cell>
          <table:table-cell table:number-columns-repeated="98"/>
        </table:table-row>
        <table:table-row table:style-name="ro1">
          <table:table-cell office:value-type="float" office:value="2455678" calcext:value-type="float">
            <text:p>2455678</text:p>
          </table:table-cell>
          <table:table-cell table:number-columns-repeated="98"/>
        </table:table-row>
        <table:table-row table:style-name="ro1">
          <table:table-cell office:value-type="float" office:value="2491155" calcext:value-type="float">
            <text:p>2491155</text:p>
          </table:table-cell>
          <table:table-cell/>
          <table:table-cell table:style-name="ce1" table:formula="of:=[.D1]" office:value-type="float" office:value="1616611" calcext:value-type="float">
            <text:p>1616611,00</text:p>
          </table:table-cell>
          <table:table-cell table:formula="of:=[.C10]+[.$D$7]" office:value-type="float" office:value="2116611" calcext:value-type="float">
            <text:p>2116611</text:p>
          </table:table-cell>
          <table:table-cell table:formula="of:=[.D10]+[.$D$7]" office:value-type="float" office:value="2616611" calcext:value-type="float">
            <text:p>2616611</text:p>
          </table:table-cell>
          <table:table-cell table:formula="of:=[.E10]+[.$D$7]" office:value-type="float" office:value="3116611" calcext:value-type="float">
            <text:p>3116611</text:p>
          </table:table-cell>
          <table:table-cell table:formula="of:=[.F10]+[.$D$7]" office:value-type="float" office:value="3616611" calcext:value-type="float">
            <text:p>3616611</text:p>
          </table:table-cell>
          <table:table-cell table:formula="of:=[.G10]+[.$D$7]" office:value-type="float" office:value="4116611" calcext:value-type="float">
            <text:p>4116611</text:p>
          </table:table-cell>
          <table:table-cell table:formula="of:=[.H10]+[.$D$7]" office:value-type="float" office:value="4616611" calcext:value-type="float">
            <text:p>4616611</text:p>
          </table:table-cell>
          <table:table-cell table:formula="of:=[.I10]+[.$D$7]" office:value-type="float" office:value="5116611" calcext:value-type="float">
            <text:p>5116611</text:p>
          </table:table-cell>
          <table:table-cell table:formula="of:=[.J10]+[.$D$7]" office:value-type="float" office:value="5616611" calcext:value-type="float">
            <text:p>5616611</text:p>
          </table:table-cell>
          <table:table-cell table:formula="of:=[.K10]+[.$D$7]" office:value-type="float" office:value="6116611" calcext:value-type="float">
            <text:p>6116611</text:p>
          </table:table-cell>
          <table:table-cell table:formula="of:=[.L10]+[.$D$7]" office:value-type="float" office:value="6616611" calcext:value-type="float">
            <text:p>6616611</text:p>
          </table:table-cell>
          <table:table-cell table:formula="of:=[.M10]+[.$D$7]" office:value-type="float" office:value="7116611" calcext:value-type="float">
            <text:p>7116611</text:p>
          </table:table-cell>
          <table:table-cell table:formula="of:=[.N10]+[.$D$7]" office:value-type="float" office:value="7616611" calcext:value-type="float">
            <text:p>7616611</text:p>
          </table:table-cell>
          <table:table-cell table:formula="of:=[.O10]+[.$D$7]" office:value-type="float" office:value="8116611" calcext:value-type="float">
            <text:p>8116611</text:p>
          </table:table-cell>
          <table:table-cell table:formula="of:=[.P10]+[.$D$7]" office:value-type="float" office:value="8616611" calcext:value-type="float">
            <text:p>8616611</text:p>
          </table:table-cell>
          <table:table-cell table:formula="of:=[.Q10]+[.$D$7]" office:value-type="float" office:value="9116611" calcext:value-type="float">
            <text:p>9116611</text:p>
          </table:table-cell>
          <table:table-cell table:formula="of:=[.R10]+[.$D$7]" office:value-type="float" office:value="9616611" calcext:value-type="float">
            <text:p>9616611</text:p>
          </table:table-cell>
          <table:table-cell table:formula="of:=[.S10]+[.$D$7]" office:value-type="float" office:value="10116611" calcext:value-type="float">
            <text:p>10116611</text:p>
          </table:table-cell>
          <table:table-cell table:formula="of:=[.T10]+[.$D$7]" office:value-type="float" office:value="10616611" calcext:value-type="float">
            <text:p>10616611</text:p>
          </table:table-cell>
          <table:table-cell table:formula="of:=[.U10]+[.$D$7]" office:value-type="float" office:value="11116611" calcext:value-type="float">
            <text:p>11116611</text:p>
          </table:table-cell>
          <table:table-cell table:formula="of:=[.V10]+[.$D$7]" office:value-type="float" office:value="11616611" calcext:value-type="float">
            <text:p>11616611</text:p>
          </table:table-cell>
          <table:table-cell table:formula="of:=[.W10]+[.$D$7]" office:value-type="float" office:value="12116611" calcext:value-type="float">
            <text:p>12116611</text:p>
          </table:table-cell>
          <table:table-cell table:formula="of:=[.X10]+[.$D$7]" office:value-type="float" office:value="12616611" calcext:value-type="float">
            <text:p>12616611</text:p>
          </table:table-cell>
          <table:table-cell table:formula="of:=[.Y10]+[.$D$7]" office:value-type="float" office:value="13116611" calcext:value-type="float">
            <text:p>13116611</text:p>
          </table:table-cell>
          <table:table-cell table:formula="of:=[.Z10]+[.$D$7]" office:value-type="float" office:value="13616611" calcext:value-type="float">
            <text:p>13616611</text:p>
          </table:table-cell>
          <table:table-cell table:formula="of:=[.AA10]+[.$D$7]" office:value-type="float" office:value="14116611" calcext:value-type="float">
            <text:p>14116611</text:p>
          </table:table-cell>
          <table:table-cell table:formula="of:=[.AB10]+[.$D$7]" office:value-type="float" office:value="14616611" calcext:value-type="float">
            <text:p>14616611</text:p>
          </table:table-cell>
          <table:table-cell table:formula="of:=[.AC10]+[.$D$7]" office:value-type="float" office:value="15116611" calcext:value-type="float">
            <text:p>15116611</text:p>
          </table:table-cell>
          <table:table-cell table:formula="of:=[.AD10]+[.$D$7]" office:value-type="float" office:value="15616611" calcext:value-type="float">
            <text:p>15616611</text:p>
          </table:table-cell>
          <table:table-cell table:formula="of:=[.AE10]+[.$D$7]" office:value-type="float" office:value="16116611" calcext:value-type="float">
            <text:p>16116611</text:p>
          </table:table-cell>
          <table:table-cell table:formula="of:=[.AF10]+[.$D$7]" office:value-type="float" office:value="16616611" calcext:value-type="float">
            <text:p>16616611</text:p>
          </table:table-cell>
          <table:table-cell table:formula="of:=[.AG10]+[.$D$7]" office:value-type="float" office:value="17116611" calcext:value-type="float">
            <text:p>17116611</text:p>
          </table:table-cell>
          <table:table-cell table:formula="of:=[.AH10]+[.$D$7]" office:value-type="float" office:value="17616611" calcext:value-type="float">
            <text:p>17616611</text:p>
          </table:table-cell>
          <table:table-cell table:formula="of:=[.AI10]+[.$D$7]" office:value-type="float" office:value="18116611" calcext:value-type="float">
            <text:p>18116611</text:p>
          </table:table-cell>
          <table:table-cell table:formula="of:=[.AJ10]+[.$D$7]" office:value-type="float" office:value="18616611" calcext:value-type="float">
            <text:p>18616611</text:p>
          </table:table-cell>
          <table:table-cell table:formula="of:=[.AK10]+[.$D$7]" office:value-type="float" office:value="19116611" calcext:value-type="float">
            <text:p>19116611</text:p>
          </table:table-cell>
          <table:table-cell table:formula="of:=[.AL10]+[.$D$7]" office:value-type="float" office:value="19616611" calcext:value-type="float">
            <text:p>19616611</text:p>
          </table:table-cell>
          <table:table-cell table:formula="of:=[.AM10]+[.$D$7]" office:value-type="float" office:value="20116611" calcext:value-type="float">
            <text:p>20116611</text:p>
          </table:table-cell>
          <table:table-cell table:formula="of:=[.AN10]+[.$D$7]" office:value-type="float" office:value="20616611" calcext:value-type="float">
            <text:p>20616611</text:p>
          </table:table-cell>
          <table:table-cell table:formula="of:=[.AO10]+[.$D$7]" office:value-type="float" office:value="21116611" calcext:value-type="float">
            <text:p>21116611</text:p>
          </table:table-cell>
          <table:table-cell table:formula="of:=[.AP10]+[.$D$7]" office:value-type="float" office:value="21616611" calcext:value-type="float">
            <text:p>21616611</text:p>
          </table:table-cell>
          <table:table-cell table:formula="of:=[.AQ10]+[.$D$7]" office:value-type="float" office:value="22116611" calcext:value-type="float">
            <text:p>22116611</text:p>
          </table:table-cell>
          <table:table-cell table:formula="of:=[.AR10]+[.$D$7]" office:value-type="float" office:value="22616611" calcext:value-type="float">
            <text:p>22616611</text:p>
          </table:table-cell>
          <table:table-cell table:formula="of:=[.AS10]+[.$D$7]" office:value-type="float" office:value="23116611" calcext:value-type="float">
            <text:p>23116611</text:p>
          </table:table-cell>
          <table:table-cell table:formula="of:=[.AT10]+[.$D$7]" office:value-type="float" office:value="23616611" calcext:value-type="float">
            <text:p>23616611</text:p>
          </table:table-cell>
          <table:table-cell table:formula="of:=[.AU10]+[.$D$7]" office:value-type="float" office:value="24116611" calcext:value-type="float">
            <text:p>24116611</text:p>
          </table:table-cell>
          <table:table-cell table:formula="of:=[.AV10]+[.$D$7]" office:value-type="float" office:value="24616611" calcext:value-type="float">
            <text:p>24616611</text:p>
          </table:table-cell>
          <table:table-cell table:formula="of:=[.AW10]+[.$D$7]" office:value-type="float" office:value="25116611" calcext:value-type="float">
            <text:p>25116611</text:p>
          </table:table-cell>
          <table:table-cell table:formula="of:=[.AX10]+[.$D$7]" office:value-type="float" office:value="25616611" calcext:value-type="float">
            <text:p>25616611</text:p>
          </table:table-cell>
          <table:table-cell table:formula="of:=[.AY10]+[.$D$7]" office:value-type="float" office:value="26116611" calcext:value-type="float">
            <text:p>26116611</text:p>
          </table:table-cell>
          <table:table-cell table:formula="of:=[.AZ10]+[.$D$7]" office:value-type="float" office:value="26616611" calcext:value-type="float">
            <text:p>26616611</text:p>
          </table:table-cell>
          <table:table-cell table:formula="of:=[.BA10]+[.$D$7]" office:value-type="float" office:value="27116611" calcext:value-type="float">
            <text:p>27116611</text:p>
          </table:table-cell>
          <table:table-cell table:formula="of:=[.BB10]+[.$D$7]" office:value-type="float" office:value="27616611" calcext:value-type="float">
            <text:p>27616611</text:p>
          </table:table-cell>
          <table:table-cell table:formula="of:=[.BC10]+[.$D$7]" office:value-type="float" office:value="28116611" calcext:value-type="float">
            <text:p>28116611</text:p>
          </table:table-cell>
          <table:table-cell table:formula="of:=[.BD10]+[.$D$7]" office:value-type="float" office:value="28616611" calcext:value-type="float">
            <text:p>28616611</text:p>
          </table:table-cell>
          <table:table-cell table:formula="of:=[.BE10]+[.$D$7]" office:value-type="float" office:value="29116611" calcext:value-type="float">
            <text:p>29116611</text:p>
          </table:table-cell>
          <table:table-cell table:formula="of:=[.BF10]+[.$D$7]" office:value-type="float" office:value="29616611" calcext:value-type="float">
            <text:p>29616611</text:p>
          </table:table-cell>
          <table:table-cell table:formula="of:=[.BG10]+[.$D$7]" office:value-type="float" office:value="30116611" calcext:value-type="float">
            <text:p>30116611</text:p>
          </table:table-cell>
          <table:table-cell table:formula="of:=[.BH10]+[.$D$7]" office:value-type="float" office:value="30616611" calcext:value-type="float">
            <text:p>30616611</text:p>
          </table:table-cell>
          <table:table-cell table:formula="of:=[.BI10]+[.$D$7]" office:value-type="float" office:value="31116611" calcext:value-type="float">
            <text:p>31116611</text:p>
          </table:table-cell>
          <table:table-cell table:formula="of:=[.BJ10]+[.$D$7]" office:value-type="float" office:value="31616611" calcext:value-type="float">
            <text:p>31616611</text:p>
          </table:table-cell>
          <table:table-cell table:formula="of:=[.BK10]+[.$D$7]" office:value-type="float" office:value="32116611" calcext:value-type="float">
            <text:p>32116611</text:p>
          </table:table-cell>
          <table:table-cell table:formula="of:=[.BL10]+[.$D$7]" office:value-type="float" office:value="32616611" calcext:value-type="float">
            <text:p>32616611</text:p>
          </table:table-cell>
          <table:table-cell table:formula="of:=[.BM10]+[.$D$7]" office:value-type="float" office:value="33116611" calcext:value-type="float">
            <text:p>33116611</text:p>
          </table:table-cell>
          <table:table-cell table:formula="of:=[.BN10]+[.$D$7]" office:value-type="float" office:value="33616611" calcext:value-type="float">
            <text:p>33616611</text:p>
          </table:table-cell>
          <table:table-cell table:formula="of:=[.BO10]+[.$D$7]" office:value-type="float" office:value="34116611" calcext:value-type="float">
            <text:p>34116611</text:p>
          </table:table-cell>
          <table:table-cell table:formula="of:=[.BP10]+[.$D$7]" office:value-type="float" office:value="34616611" calcext:value-type="float">
            <text:p>34616611</text:p>
          </table:table-cell>
          <table:table-cell table:formula="of:=[.BQ10]+[.$D$7]" office:value-type="float" office:value="35116611" calcext:value-type="float">
            <text:p>35116611</text:p>
          </table:table-cell>
          <table:table-cell table:formula="of:=[.BR10]+[.$D$7]" office:value-type="float" office:value="35616611" calcext:value-type="float">
            <text:p>35616611</text:p>
          </table:table-cell>
          <table:table-cell table:formula="of:=[.BS10]+[.$D$7]" office:value-type="float" office:value="36116611" calcext:value-type="float">
            <text:p>36116611</text:p>
          </table:table-cell>
          <table:table-cell table:formula="of:=[.BT10]+[.$D$7]" office:value-type="float" office:value="36616611" calcext:value-type="float">
            <text:p>36616611</text:p>
          </table:table-cell>
          <table:table-cell table:formula="of:=[.BU10]+[.$D$7]" office:value-type="float" office:value="37116611" calcext:value-type="float">
            <text:p>37116611</text:p>
          </table:table-cell>
          <table:table-cell table:formula="of:=[.BV10]+[.$D$7]" office:value-type="float" office:value="37616611" calcext:value-type="float">
            <text:p>37616611</text:p>
          </table:table-cell>
          <table:table-cell table:formula="of:=[.BW10]+[.$D$7]" office:value-type="float" office:value="38116611" calcext:value-type="float">
            <text:p>38116611</text:p>
          </table:table-cell>
          <table:table-cell table:formula="of:=[.BX10]+[.$D$7]" office:value-type="float" office:value="38616611" calcext:value-type="float">
            <text:p>38616611</text:p>
          </table:table-cell>
          <table:table-cell table:formula="of:=[.BY10]+[.$D$7]" office:value-type="float" office:value="39116611" calcext:value-type="float">
            <text:p>39116611</text:p>
          </table:table-cell>
          <table:table-cell table:formula="of:=[.BZ10]+[.$D$7]" office:value-type="float" office:value="39616611" calcext:value-type="float">
            <text:p>39616611</text:p>
          </table:table-cell>
          <table:table-cell table:formula="of:=[.CA10]+[.$D$7]" office:value-type="float" office:value="40116611" calcext:value-type="float">
            <text:p>40116611</text:p>
          </table:table-cell>
          <table:table-cell table:formula="of:=[.CB10]+[.$D$7]" office:value-type="float" office:value="40616611" calcext:value-type="float">
            <text:p>40616611</text:p>
          </table:table-cell>
          <table:table-cell table:formula="of:=[.CC10]+[.$D$7]" office:value-type="float" office:value="41116611" calcext:value-type="float">
            <text:p>41116611</text:p>
          </table:table-cell>
          <table:table-cell table:formula="of:=[.CD10]+[.$D$7]" office:value-type="float" office:value="41616611" calcext:value-type="float">
            <text:p>41616611</text:p>
          </table:table-cell>
          <table:table-cell table:formula="of:=[.CE10]+[.$D$7]" office:value-type="float" office:value="42116611" calcext:value-type="float">
            <text:p>42116611</text:p>
          </table:table-cell>
          <table:table-cell table:formula="of:=[.CF10]+[.$D$7]" office:value-type="float" office:value="42616611" calcext:value-type="float">
            <text:p>42616611</text:p>
          </table:table-cell>
          <table:table-cell table:formula="of:=[.CG10]+[.$D$7]" office:value-type="float" office:value="43116611" calcext:value-type="float">
            <text:p>43116611</text:p>
          </table:table-cell>
          <table:table-cell table:formula="of:=[.CH10]+[.$D$7]" office:value-type="float" office:value="43616611" calcext:value-type="float">
            <text:p>43616611</text:p>
          </table:table-cell>
          <table:table-cell table:formula="of:=[.CI10]+[.$D$7]" office:value-type="float" office:value="44116611" calcext:value-type="float">
            <text:p>44116611</text:p>
          </table:table-cell>
          <table:table-cell table:formula="of:=[.CJ10]+[.$D$7]" office:value-type="float" office:value="44616611" calcext:value-type="float">
            <text:p>44616611</text:p>
          </table:table-cell>
          <table:table-cell table:formula="of:=[.CK10]+[.$D$7]" office:value-type="float" office:value="45116611" calcext:value-type="float">
            <text:p>45116611</text:p>
          </table:table-cell>
          <table:table-cell table:formula="of:=[.CL10]+[.$D$7]" office:value-type="float" office:value="45616611" calcext:value-type="float">
            <text:p>45616611</text:p>
          </table:table-cell>
          <table:table-cell table:formula="of:=[.CM10]+[.$D$7]" office:value-type="float" office:value="46116611" calcext:value-type="float">
            <text:p>46116611</text:p>
          </table:table-cell>
          <table:table-cell table:formula="of:=[.CN10]+[.$D$7]" office:value-type="float" office:value="46616611" calcext:value-type="float">
            <text:p>46616611</text:p>
          </table:table-cell>
          <table:table-cell table:formula="of:=[.CO10]+[.$D$7]" office:value-type="float" office:value="47116611" calcext:value-type="float">
            <text:p>47116611</text:p>
          </table:table-cell>
          <table:table-cell table:formula="of:=[.CP10]+[.$D$7]" office:value-type="float" office:value="47616611" calcext:value-type="float">
            <text:p>47616611</text:p>
          </table:table-cell>
          <table:table-cell table:formula="of:=[.CQ10]+[.$D$7]" office:value-type="float" office:value="48116611" calcext:value-type="float">
            <text:p>48116611</text:p>
          </table:table-cell>
          <table:table-cell table:formula="of:=[.CR10]+[.$D$7]" office:value-type="float" office:value="48616611" calcext:value-type="float">
            <text:p>48616611</text:p>
          </table:table-cell>
          <table:table-cell table:formula="of:=[.CS10]+[.$D$7]" office:value-type="float" office:value="49116611" calcext:value-type="float">
            <text:p>49116611</text:p>
          </table:table-cell>
          <table:table-cell table:formula="of:=[.CT10]+[.$D$7]" office:value-type="float" office:value="49616611" calcext:value-type="float">
            <text:p>49616611</text:p>
          </table:table-cell>
        </table:table-row>
        <table:table-row table:style-name="ro1">
          <table:table-cell office:value-type="float" office:value="2494154" calcext:value-type="float">
            <text:p>2494154</text:p>
          </table:table-cell>
          <table:table-cell/>
          <table:table-cell table:formula="of:=COUNTIFS([.$A$1:.$A$299]; &quot;&gt;=&quot; &amp;[.C10];[.$A$1:.$A$299]; &quot;&lt;&quot; &amp;[.D10])" office:value-type="float" office:value="6" calcext:value-type="float">
            <text:p>6</text:p>
          </table:table-cell>
          <table:table-cell table:formula="of:=COUNTIFS([.$A$1:.$A$299]; &quot;&gt;=&quot; &amp;[.D10];[.$A$1:.$A$299]; &quot;&lt;&quot; &amp;[.E10])" office:value-type="float" office:value="8" calcext:value-type="float">
            <text:p>8</text:p>
          </table:table-cell>
          <table:table-cell table:formula="of:=COUNTIFS([.$A$1:.$A$299]; &quot;&gt;=&quot; &amp;[.E10];[.$A$1:.$A$299]; &quot;&lt;&quot; &amp;[.F10])" office:value-type="float" office:value="0" calcext:value-type="float">
            <text:p>0</text:p>
          </table:table-cell>
          <table:table-cell table:formula="of:=COUNTIFS([.$A$1:.$A$299]; &quot;&gt;=&quot; &amp;[.F10];[.$A$1:.$A$299]; &quot;&lt;&quot; &amp;[.G10])" office:value-type="float" office:value="13" calcext:value-type="float">
            <text:p>13</text:p>
          </table:table-cell>
          <table:table-cell table:formula="of:=COUNTIFS([.$A$1:.$A$299]; &quot;&gt;=&quot; &amp;[.G10];[.$A$1:.$A$299]; &quot;&lt;&quot; &amp;[.H10])" office:value-type="float" office:value="5" calcext:value-type="float">
            <text:p>5</text:p>
          </table:table-cell>
          <table:table-cell table:formula="of:=COUNTIFS([.$A$1:.$A$299]; &quot;&gt;=&quot; &amp;[.H10];[.$A$1:.$A$299]; &quot;&lt;&quot; &amp;[.I10])" office:value-type="float" office:value="16" calcext:value-type="float">
            <text:p>16</text:p>
          </table:table-cell>
          <table:table-cell table:formula="of:=COUNTIFS([.$A$1:.$A$299]; &quot;&gt;=&quot; &amp;[.I10];[.$A$1:.$A$299]; &quot;&lt;&quot; &amp;[.J10])" office:value-type="float" office:value="16" calcext:value-type="float">
            <text:p>16</text:p>
          </table:table-cell>
          <table:table-cell table:formula="of:=COUNTIFS([.$A$1:.$A$299]; &quot;&gt;=&quot; &amp;[.J10];[.$A$1:.$A$299]; &quot;&lt;&quot; &amp;[.K10])" office:value-type="float" office:value="13" calcext:value-type="float">
            <text:p>13</text:p>
          </table:table-cell>
          <table:table-cell table:formula="of:=COUNTIFS([.$A$1:.$A$299]; &quot;&gt;=&quot; &amp;[.K10];[.$A$1:.$A$299]; &quot;&lt;&quot; &amp;[.L10])" office:value-type="float" office:value="28" calcext:value-type="float">
            <text:p>28</text:p>
          </table:table-cell>
          <table:table-cell table:formula="of:=COUNTIFS([.$A$1:.$A$299]; &quot;&gt;=&quot; &amp;[.L10];[.$A$1:.$A$299]; &quot;&lt;&quot; &amp;[.M10])" office:value-type="float" office:value="23" calcext:value-type="float">
            <text:p>23</text:p>
          </table:table-cell>
          <table:table-cell table:formula="of:=COUNTIFS([.$A$1:.$A$299]; &quot;&gt;=&quot; &amp;[.M10];[.$A$1:.$A$299]; &quot;&lt;&quot; &amp;[.N10])" office:value-type="float" office:value="17" calcext:value-type="float">
            <text:p>17</text:p>
          </table:table-cell>
          <table:table-cell table:formula="of:=COUNTIFS([.$A$1:.$A$299]; &quot;&gt;=&quot; &amp;[.N10];[.$A$1:.$A$299]; &quot;&lt;&quot; &amp;[.O10])" office:value-type="float" office:value="25" calcext:value-type="float">
            <text:p>25</text:p>
          </table:table-cell>
          <table:table-cell table:formula="of:=COUNTIFS([.$A$1:.$A$299]; &quot;&gt;=&quot; &amp;[.O10];[.$A$1:.$A$299]; &quot;&lt;&quot; &amp;[.P10])" office:value-type="float" office:value="18" calcext:value-type="float">
            <text:p>18</text:p>
          </table:table-cell>
          <table:table-cell table:formula="of:=COUNTIFS([.$A$1:.$A$299]; &quot;&gt;=&quot; &amp;[.P10];[.$A$1:.$A$299]; &quot;&lt;&quot; &amp;[.Q10])" office:value-type="float" office:value="20" calcext:value-type="float">
            <text:p>20</text:p>
          </table:table-cell>
          <table:table-cell table:formula="of:=COUNTIFS([.$A$1:.$A$299]; &quot;&gt;=&quot; &amp;[.Q10];[.$A$1:.$A$299]; &quot;&lt;&quot; &amp;[.R10])" office:value-type="float" office:value="18" calcext:value-type="float">
            <text:p>18</text:p>
          </table:table-cell>
          <table:table-cell table:formula="of:=COUNTIFS([.$A$1:.$A$299]; &quot;&gt;=&quot; &amp;[.R10];[.$A$1:.$A$299]; &quot;&lt;&quot; &amp;[.S10])" office:value-type="float" office:value="13" calcext:value-type="float">
            <text:p>13</text:p>
          </table:table-cell>
          <table:table-cell table:formula="of:=COUNTIFS([.$A$1:.$A$299]; &quot;&gt;=&quot; &amp;[.S10];[.$A$1:.$A$299]; &quot;&lt;&quot; &amp;[.T10])" office:value-type="float" office:value="12" calcext:value-type="float">
            <text:p>12</text:p>
          </table:table-cell>
          <table:table-cell table:formula="of:=COUNTIFS([.$A$1:.$A$299]; &quot;&gt;=&quot; &amp;[.T10];[.$A$1:.$A$299]; &quot;&lt;&quot; &amp;[.U10])" office:value-type="float" office:value="12" calcext:value-type="float">
            <text:p>12</text:p>
          </table:table-cell>
          <table:table-cell table:formula="of:=COUNTIFS([.$A$1:.$A$299]; &quot;&gt;=&quot; &amp;[.U10];[.$A$1:.$A$299]; &quot;&lt;&quot; &amp;[.V10])" office:value-type="float" office:value="4" calcext:value-type="float">
            <text:p>4</text:p>
          </table:table-cell>
          <table:table-cell table:formula="of:=COUNTIFS([.$A$1:.$A$299]; &quot;&gt;=&quot; &amp;[.V10];[.$A$1:.$A$299]; &quot;&lt;&quot; &amp;[.W10])" office:value-type="float" office:value="6" calcext:value-type="float">
            <text:p>6</text:p>
          </table:table-cell>
          <table:table-cell table:formula="of:=COUNTIFS([.$A$1:.$A$299]; &quot;&gt;=&quot; &amp;[.W10];[.$A$1:.$A$299]; &quot;&lt;&quot; &amp;[.X10])" office:value-type="float" office:value="4" calcext:value-type="float">
            <text:p>4</text:p>
          </table:table-cell>
          <table:table-cell table:formula="of:=COUNTIFS([.$A$1:.$A$299]; &quot;&gt;=&quot; &amp;[.X10];[.$A$1:.$A$299]; &quot;&lt;&quot; &amp;[.Y10])" office:value-type="float" office:value="2" calcext:value-type="float">
            <text:p>2</text:p>
          </table:table-cell>
          <table:table-cell table:formula="of:=COUNTIFS([.$A$1:.$A$299]; &quot;&gt;=&quot; &amp;[.Y10];[.$A$1:.$A$299]; &quot;&lt;&quot; &amp;[.Z10])" office:value-type="float" office:value="2" calcext:value-type="float">
            <text:p>2</text:p>
          </table:table-cell>
          <table:table-cell table:formula="of:=COUNTIFS([.$A$1:.$A$299]; &quot;&gt;=&quot; &amp;[.Z10];[.$A$1:.$A$299]; &quot;&lt;&quot; &amp;[.AA10])" office:value-type="float" office:value="6" calcext:value-type="float">
            <text:p>6</text:p>
          </table:table-cell>
          <table:table-cell table:formula="of:=COUNTIFS([.$A$1:.$A$299]; &quot;&gt;=&quot; &amp;[.AA10];[.$A$1:.$A$299]; &quot;&lt;&quot; &amp;[.AB10])" office:value-type="float" office:value="1" calcext:value-type="float">
            <text:p>1</text:p>
          </table:table-cell>
          <table:table-cell table:formula="of:=COUNTIFS([.$A$1:.$A$299]; &quot;&gt;=&quot; &amp;[.AB10];[.$A$1:.$A$299]; &quot;&lt;&quot; &amp;[.AC10])" office:value-type="float" office:value="3" calcext:value-type="float">
            <text:p>3</text:p>
          </table:table-cell>
          <table:table-cell table:formula="of:=COUNTIFS([.$A$1:.$A$299]; &quot;&gt;=&quot; &amp;[.AC10];[.$A$1:.$A$299]; &quot;&lt;&quot; &amp;[.AD10])" office:value-type="float" office:value="1" calcext:value-type="float">
            <text:p>1</text:p>
          </table:table-cell>
          <table:table-cell table:formula="of:=COUNTIFS([.$A$1:.$A$299]; &quot;&gt;=&quot; &amp;[.AD10];[.$A$1:.$A$299]; &quot;&lt;&quot; &amp;[.AE10])" office:value-type="float" office:value="2" calcext:value-type="float">
            <text:p>2</text:p>
          </table:table-cell>
          <table:table-cell table:formula="of:=COUNTIFS([.$A$1:.$A$299]; &quot;&gt;=&quot; &amp;[.AE10];[.$A$1:.$A$299]; &quot;&lt;&quot; &amp;[.AF10])" office:value-type="float" office:value="2" calcext:value-type="float">
            <text:p>2</text:p>
          </table:table-cell>
          <table:table-cell table:formula="of:=COUNTIFS([.$A$1:.$A$299]; &quot;&gt;=&quot; &amp;[.AF10];[.$A$1:.$A$299]; &quot;&lt;&quot; &amp;[.AG10])" office:value-type="float" office:value="0" calcext:value-type="float">
            <text:p>0</text:p>
          </table:table-cell>
          <table:table-cell table:formula="of:=COUNTIFS([.$A$1:.$A$299]; &quot;&gt;=&quot; &amp;[.AG10];[.$A$1:.$A$299]; &quot;&lt;&quot; &amp;[.AH10])" office:value-type="float" office:value="1" calcext:value-type="float">
            <text:p>1</text:p>
          </table:table-cell>
          <table:table-cell table:formula="of:=COUNTIFS([.$A$1:.$A$299]; &quot;&gt;=&quot; &amp;[.AH10];[.$A$1:.$A$299]; &quot;&lt;&quot; &amp;[.AI10])" office:value-type="float" office:value="0" calcext:value-type="float">
            <text:p>0</text:p>
          </table:table-cell>
          <table:table-cell table:formula="of:=COUNTIFS([.$A$1:.$A$299]; &quot;&gt;=&quot; &amp;[.AI10];[.$A$1:.$A$299]; &quot;&lt;&quot; &amp;[.AJ10])" office:value-type="float" office:value="0" calcext:value-type="float">
            <text:p>0</text:p>
          </table:table-cell>
          <table:table-cell table:formula="of:=COUNTIFS([.$A$1:.$A$299]; &quot;&gt;=&quot; &amp;[.AJ10];[.$A$1:.$A$299]; &quot;&lt;&quot; &amp;[.AK10])" office:value-type="float" office:value="0" calcext:value-type="float">
            <text:p>0</text:p>
          </table:table-cell>
          <table:table-cell table:formula="of:=COUNTIFS([.$A$1:.$A$299]; &quot;&gt;=&quot; &amp;[.AK10];[.$A$1:.$A$299]; &quot;&lt;&quot; &amp;[.AL10])" office:value-type="float" office:value="1" calcext:value-type="float">
            <text:p>1</text:p>
          </table:table-cell>
          <table:table-cell table:formula="of:=COUNTIFS([.$A$1:.$A$299]; &quot;&gt;=&quot; &amp;[.AL10];[.$A$1:.$A$299]; &quot;&lt;&quot; &amp;[.AM10])" office:value-type="float" office:value="1" calcext:value-type="float">
            <text:p>1</text:p>
          </table:table-cell>
          <table:table-cell table:formula="of:=COUNTIFS([.$A$1:.$A$299]; &quot;&gt;=&quot; &amp;[.AM10];[.$A$1:.$A$299]; &quot;&lt;&quot; &amp;[.AN10])" office:value-type="float" office:value="0" calcext:value-type="float">
            <text:p>0</text:p>
          </table:table-cell>
          <table:table-cell table:formula="of:=COUNTIFS([.$A$1:.$A$299]; &quot;&gt;=&quot; &amp;[.AN10];[.$A$1:.$A$299]; &quot;&lt;&quot; &amp;[.AO10])" office:value-type="float" office:value="0" calcext:value-type="float">
            <text:p>0</text:p>
          </table:table-cell>
          <table:table-cell table:formula="of:=COUNTIFS([.$A$1:.$A$299]; &quot;&gt;=&quot; &amp;[.AO10];[.$A$1:.$A$299]; &quot;&lt;&quot; &amp;[.AP10])" office:value-type="float" office:value="0" calcext:value-type="float">
            <text:p>0</text:p>
          </table:table-cell>
          <table:table-cell table:formula="of:=COUNTIFS([.$A$1:.$A$299]; &quot;&gt;=&quot; &amp;[.AP10];[.$A$1:.$A$299]; &quot;&lt;&quot; &amp;[.AQ10])" office:value-type="float" office:value="0" calcext:value-type="float">
            <text:p>0</text:p>
          </table:table-cell>
          <table:table-cell table:formula="of:=COUNTIFS([.$A$1:.$A$299]; &quot;&gt;=&quot; &amp;[.AQ10];[.$A$1:.$A$299]; &quot;&lt;&quot; &amp;[.AR10])" office:value-type="float" office:value="0" calcext:value-type="float">
            <text:p>0</text:p>
          </table:table-cell>
          <table:table-cell table:formula="of:=COUNTIFS([.$A$1:.$A$299]; &quot;&gt;=&quot; &amp;[.AR10];[.$A$1:.$A$299]; &quot;&lt;&quot; &amp;[.AS10])" office:value-type="float" office:value="0" calcext:value-type="float">
            <text:p>0</text:p>
          </table:table-cell>
          <table:table-cell table:formula="of:=COUNTIFS([.$A$1:.$A$299]; &quot;&gt;=&quot; &amp;[.AS10];[.$A$1:.$A$299]; &quot;&lt;&quot; &amp;[.AT10])" office:value-type="float" office:value="0" calcext:value-type="float">
            <text:p>0</text:p>
          </table:table-cell>
          <table:table-cell table:formula="of:=COUNTIFS([.$A$1:.$A$299]; &quot;&gt;=&quot; &amp;[.AT10];[.$A$1:.$A$299]; &quot;&lt;&quot; &amp;[.AU10])" office:value-type="float" office:value="0" calcext:value-type="float">
            <text:p>0</text:p>
          </table:table-cell>
          <table:table-cell table:formula="of:=COUNTIFS([.$A$1:.$A$299]; &quot;&gt;=&quot; &amp;[.AU10];[.$A$1:.$A$299]; &quot;&lt;&quot; &amp;[.AV10])" office:value-type="float" office:value="0" calcext:value-type="float">
            <text:p>0</text:p>
          </table:table-cell>
          <table:table-cell table:formula="of:=COUNTIFS([.$A$1:.$A$299]; &quot;&gt;=&quot; &amp;[.AV10];[.$A$1:.$A$299]; &quot;&lt;&quot; &amp;[.AW10])" office:value-type="float" office:value="0" calcext:value-type="float">
            <text:p>0</text:p>
          </table:table-cell>
          <table:table-cell table:formula="of:=COUNTIFS([.$A$1:.$A$299]; &quot;&gt;=&quot; &amp;[.AW10];[.$A$1:.$A$299]; &quot;&lt;&quot; &amp;[.AX10])" office:value-type="float" office:value="0" calcext:value-type="float">
            <text:p>0</text:p>
          </table:table-cell>
          <table:table-cell table:formula="of:=COUNTIFS([.$A$1:.$A$299]; &quot;&gt;=&quot; &amp;[.AX10];[.$A$1:.$A$299]; &quot;&lt;&quot; &amp;[.AY10])" office:value-type="float" office:value="0" calcext:value-type="float">
            <text:p>0</text:p>
          </table:table-cell>
          <table:table-cell table:formula="of:=COUNTIFS([.$A$1:.$A$299]; &quot;&gt;=&quot; &amp;[.AY10];[.$A$1:.$A$299]; &quot;&lt;&quot; &amp;[.AZ10])" office:value-type="float" office:value="0" calcext:value-type="float">
            <text:p>0</text:p>
          </table:table-cell>
          <table:table-cell table:formula="of:=COUNTIFS([.$A$1:.$A$299]; &quot;&gt;=&quot; &amp;[.AZ10];[.$A$1:.$A$299]; &quot;&lt;&quot; &amp;[.BA10])" office:value-type="float" office:value="0" calcext:value-type="float">
            <text:p>0</text:p>
          </table:table-cell>
          <table:table-cell table:formula="of:=COUNTIFS([.$A$1:.$A$299]; &quot;&gt;=&quot; &amp;[.BA10];[.$A$1:.$A$299]; &quot;&lt;&quot; &amp;[.BB10])" office:value-type="float" office:value="0" calcext:value-type="float">
            <text:p>0</text:p>
          </table:table-cell>
          <table:table-cell table:formula="of:=COUNTIFS([.$A$1:.$A$299]; &quot;&gt;=&quot; &amp;[.BB10];[.$A$1:.$A$299]; &quot;&lt;&quot; &amp;[.BC10])" office:value-type="float" office:value="0" calcext:value-type="float">
            <text:p>0</text:p>
          </table:table-cell>
          <table:table-cell table:formula="of:=COUNTIFS([.$A$1:.$A$299]; &quot;&gt;=&quot; &amp;[.BC10];[.$A$1:.$A$299]; &quot;&lt;&quot; &amp;[.BD10])" office:value-type="float" office:value="0" calcext:value-type="float">
            <text:p>0</text:p>
          </table:table-cell>
          <table:table-cell table:formula="of:=COUNTIFS([.$A$1:.$A$299]; &quot;&gt;=&quot; &amp;[.BD10];[.$A$1:.$A$299]; &quot;&lt;&quot; &amp;[.BE10])" office:value-type="float" office:value="0" calcext:value-type="float">
            <text:p>0</text:p>
          </table:table-cell>
          <table:table-cell table:formula="of:=COUNTIFS([.$A$1:.$A$299]; &quot;&gt;=&quot; &amp;[.BE10];[.$A$1:.$A$299]; &quot;&lt;&quot; &amp;[.BF10])" office:value-type="float" office:value="0" calcext:value-type="float">
            <text:p>0</text:p>
          </table:table-cell>
          <table:table-cell table:formula="of:=COUNTIFS([.$A$1:.$A$299]; &quot;&gt;=&quot; &amp;[.BF10];[.$A$1:.$A$299]; &quot;&lt;&quot; &amp;[.BG10])" office:value-type="float" office:value="0" calcext:value-type="float">
            <text:p>0</text:p>
          </table:table-cell>
          <table:table-cell table:formula="of:=COUNTIFS([.$A$1:.$A$299]; &quot;&gt;=&quot; &amp;[.BG10];[.$A$1:.$A$299]; &quot;&lt;&quot; &amp;[.BH10])" office:value-type="float" office:value="0" calcext:value-type="float">
            <text:p>0</text:p>
          </table:table-cell>
          <table:table-cell table:formula="of:=COUNTIFS([.$A$1:.$A$299]; &quot;&gt;=&quot; &amp;[.BH10];[.$A$1:.$A$299]; &quot;&lt;&quot; &amp;[.BI10])" office:value-type="float" office:value="0" calcext:value-type="float">
            <text:p>0</text:p>
          </table:table-cell>
          <table:table-cell table:formula="of:=COUNTIFS([.$A$1:.$A$299]; &quot;&gt;=&quot; &amp;[.BI10];[.$A$1:.$A$299]; &quot;&lt;&quot; &amp;[.BJ10])" office:value-type="float" office:value="0" calcext:value-type="float">
            <text:p>0</text:p>
          </table:table-cell>
          <table:table-cell table:formula="of:=COUNTIFS([.$A$1:.$A$299]; &quot;&gt;=&quot; &amp;[.BJ10];[.$A$1:.$A$299]; &quot;&lt;&quot; &amp;[.BK10])" office:value-type="float" office:value="0" calcext:value-type="float">
            <text:p>0</text:p>
          </table:table-cell>
          <table:table-cell table:formula="of:=COUNTIFS([.$A$1:.$A$299]; &quot;&gt;=&quot; &amp;[.BK10];[.$A$1:.$A$299]; &quot;&lt;&quot; &amp;[.BL10])" office:value-type="float" office:value="0" calcext:value-type="float">
            <text:p>0</text:p>
          </table:table-cell>
          <table:table-cell table:formula="of:=COUNTIFS([.$A$1:.$A$299]; &quot;&gt;=&quot; &amp;[.BL10];[.$A$1:.$A$299]; &quot;&lt;&quot; &amp;[.BM10])" office:value-type="float" office:value="0" calcext:value-type="float">
            <text:p>0</text:p>
          </table:table-cell>
          <table:table-cell table:formula="of:=COUNTIFS([.$A$1:.$A$299]; &quot;&gt;=&quot; &amp;[.BM10];[.$A$1:.$A$299]; &quot;&lt;&quot; &amp;[.BN10])" office:value-type="float" office:value="0" calcext:value-type="float">
            <text:p>0</text:p>
          </table:table-cell>
          <table:table-cell table:formula="of:=COUNTIFS([.$A$1:.$A$299]; &quot;&gt;=&quot; &amp;[.BN10];[.$A$1:.$A$299]; &quot;&lt;&quot; &amp;[.BO10])" office:value-type="float" office:value="0" calcext:value-type="float">
            <text:p>0</text:p>
          </table:table-cell>
          <table:table-cell table:formula="of:=COUNTIFS([.$A$1:.$A$299]; &quot;&gt;=&quot; &amp;[.BO10];[.$A$1:.$A$299]; &quot;&lt;&quot; &amp;[.BP10])" office:value-type="float" office:value="0" calcext:value-type="float">
            <text:p>0</text:p>
          </table:table-cell>
          <table:table-cell table:formula="of:=COUNTIFS([.$A$1:.$A$299]; &quot;&gt;=&quot; &amp;[.BP10];[.$A$1:.$A$299]; &quot;&lt;&quot; &amp;[.BQ10])" office:value-type="float" office:value="0" calcext:value-type="float">
            <text:p>0</text:p>
          </table:table-cell>
          <table:table-cell table:formula="of:=COUNTIFS([.$A$1:.$A$299]; &quot;&gt;=&quot; &amp;[.BQ10];[.$A$1:.$A$299]; &quot;&lt;&quot; &amp;[.BR10])" office:value-type="float" office:value="0" calcext:value-type="float">
            <text:p>0</text:p>
          </table:table-cell>
          <table:table-cell table:formula="of:=COUNTIFS([.$A$1:.$A$299]; &quot;&gt;=&quot; &amp;[.BR10];[.$A$1:.$A$299]; &quot;&lt;&quot; &amp;[.BS10])" office:value-type="float" office:value="0" calcext:value-type="float">
            <text:p>0</text:p>
          </table:table-cell>
          <table:table-cell table:formula="of:=COUNTIFS([.$A$1:.$A$299]; &quot;&gt;=&quot; &amp;[.BS10];[.$A$1:.$A$299]; &quot;&lt;&quot; &amp;[.BT10])" office:value-type="float" office:value="0" calcext:value-type="float">
            <text:p>0</text:p>
          </table:table-cell>
          <table:table-cell table:formula="of:=COUNTIFS([.$A$1:.$A$299]; &quot;&gt;=&quot; &amp;[.BT10];[.$A$1:.$A$299]; &quot;&lt;&quot; &amp;[.BU10])" office:value-type="float" office:value="0" calcext:value-type="float">
            <text:p>0</text:p>
          </table:table-cell>
          <table:table-cell table:formula="of:=COUNTIFS([.$A$1:.$A$299]; &quot;&gt;=&quot; &amp;[.BU10];[.$A$1:.$A$299]; &quot;&lt;&quot; &amp;[.BV10])" office:value-type="float" office:value="0" calcext:value-type="float">
            <text:p>0</text:p>
          </table:table-cell>
          <table:table-cell table:formula="of:=COUNTIFS([.$A$1:.$A$299]; &quot;&gt;=&quot; &amp;[.BV10];[.$A$1:.$A$299]; &quot;&lt;&quot; &amp;[.BW10])" office:value-type="float" office:value="0" calcext:value-type="float">
            <text:p>0</text:p>
          </table:table-cell>
          <table:table-cell table:formula="of:=COUNTIFS([.$A$1:.$A$299]; &quot;&gt;=&quot; &amp;[.BW10];[.$A$1:.$A$299]; &quot;&lt;&quot; &amp;[.BX10])" office:value-type="float" office:value="0" calcext:value-type="float">
            <text:p>0</text:p>
          </table:table-cell>
          <table:table-cell table:formula="of:=COUNTIFS([.$A$1:.$A$299]; &quot;&gt;=&quot; &amp;[.BX10];[.$A$1:.$A$299]; &quot;&lt;&quot; &amp;[.BY10])" office:value-type="float" office:value="0" calcext:value-type="float">
            <text:p>0</text:p>
          </table:table-cell>
          <table:table-cell table:formula="of:=COUNTIFS([.$A$1:.$A$299]; &quot;&gt;=&quot; &amp;[.BY10];[.$A$1:.$A$299]; &quot;&lt;&quot; &amp;[.BZ10])" office:value-type="float" office:value="0" calcext:value-type="float">
            <text:p>0</text:p>
          </table:table-cell>
          <table:table-cell table:formula="of:=COUNTIFS([.$A$1:.$A$299]; &quot;&gt;=&quot; &amp;[.BZ10];[.$A$1:.$A$299]; &quot;&lt;&quot; &amp;[.CA10])" office:value-type="float" office:value="0" calcext:value-type="float">
            <text:p>0</text:p>
          </table:table-cell>
          <table:table-cell table:formula="of:=COUNTIFS([.$A$1:.$A$299]; &quot;&gt;=&quot; &amp;[.CA10];[.$A$1:.$A$299]; &quot;&lt;&quot; &amp;[.CB10])" office:value-type="float" office:value="0" calcext:value-type="float">
            <text:p>0</text:p>
          </table:table-cell>
          <table:table-cell table:formula="of:=COUNTIFS([.$A$1:.$A$299]; &quot;&gt;=&quot; &amp;[.CB10];[.$A$1:.$A$299]; &quot;&lt;&quot; &amp;[.CC10])" office:value-type="float" office:value="0" calcext:value-type="float">
            <text:p>0</text:p>
          </table:table-cell>
          <table:table-cell table:formula="of:=COUNTIFS([.$A$1:.$A$299]; &quot;&gt;=&quot; &amp;[.CC10];[.$A$1:.$A$299]; &quot;&lt;&quot; &amp;[.CD10])" office:value-type="float" office:value="0" calcext:value-type="float">
            <text:p>0</text:p>
          </table:table-cell>
          <table:table-cell table:formula="of:=COUNTIFS([.$A$1:.$A$299]; &quot;&gt;=&quot; &amp;[.CD10];[.$A$1:.$A$299]; &quot;&lt;&quot; &amp;[.CE10])" office:value-type="float" office:value="0" calcext:value-type="float">
            <text:p>0</text:p>
          </table:table-cell>
          <table:table-cell table:formula="of:=COUNTIFS([.$A$1:.$A$299]; &quot;&gt;=&quot; &amp;[.CE10];[.$A$1:.$A$299]; &quot;&lt;&quot; &amp;[.CF10])" office:value-type="float" office:value="0" calcext:value-type="float">
            <text:p>0</text:p>
          </table:table-cell>
          <table:table-cell table:formula="of:=COUNTIFS([.$A$1:.$A$299]; &quot;&gt;=&quot; &amp;[.CF10];[.$A$1:.$A$299]; &quot;&lt;&quot; &amp;[.CG10])" office:value-type="float" office:value="0" calcext:value-type="float">
            <text:p>0</text:p>
          </table:table-cell>
          <table:table-cell table:formula="of:=COUNTIFS([.$A$1:.$A$299]; &quot;&gt;=&quot; &amp;[.CG10];[.$A$1:.$A$299]; &quot;&lt;&quot; &amp;[.CH10])" office:value-type="float" office:value="0" calcext:value-type="float">
            <text:p>0</text:p>
          </table:table-cell>
          <table:table-cell table:formula="of:=COUNTIFS([.$A$1:.$A$299]; &quot;&gt;=&quot; &amp;[.CH10];[.$A$1:.$A$299]; &quot;&lt;&quot; &amp;[.CI10])" office:value-type="float" office:value="0" calcext:value-type="float">
            <text:p>0</text:p>
          </table:table-cell>
          <table:table-cell table:formula="of:=COUNTIFS([.$A$1:.$A$299]; &quot;&gt;=&quot; &amp;[.CI10];[.$A$1:.$A$299]; &quot;&lt;&quot; &amp;[.CJ10])" office:value-type="float" office:value="0" calcext:value-type="float">
            <text:p>0</text:p>
          </table:table-cell>
          <table:table-cell table:formula="of:=COUNTIFS([.$A$1:.$A$299]; &quot;&gt;=&quot; &amp;[.CJ10];[.$A$1:.$A$299]; &quot;&lt;&quot; &amp;[.CK10])" office:value-type="float" office:value="0" calcext:value-type="float">
            <text:p>0</text:p>
          </table:table-cell>
          <table:table-cell table:formula="of:=COUNTIFS([.$A$1:.$A$299]; &quot;&gt;=&quot; &amp;[.CK10];[.$A$1:.$A$299]; &quot;&lt;&quot; &amp;[.CL10])" office:value-type="float" office:value="0" calcext:value-type="float">
            <text:p>0</text:p>
          </table:table-cell>
          <table:table-cell table:formula="of:=COUNTIFS([.$A$1:.$A$299]; &quot;&gt;=&quot; &amp;[.CL10];[.$A$1:.$A$299]; &quot;&lt;&quot; &amp;[.CM10])" office:value-type="float" office:value="0" calcext:value-type="float">
            <text:p>0</text:p>
          </table:table-cell>
          <table:table-cell table:formula="of:=COUNTIFS([.$A$1:.$A$299]; &quot;&gt;=&quot; &amp;[.CM10];[.$A$1:.$A$299]; &quot;&lt;&quot; &amp;[.CN10])" office:value-type="float" office:value="0" calcext:value-type="float">
            <text:p>0</text:p>
          </table:table-cell>
          <table:table-cell table:formula="of:=COUNTIFS([.$A$1:.$A$299]; &quot;&gt;=&quot; &amp;[.CN10];[.$A$1:.$A$299]; &quot;&lt;&quot; &amp;[.CO10])" office:value-type="float" office:value="0" calcext:value-type="float">
            <text:p>0</text:p>
          </table:table-cell>
          <table:table-cell table:formula="of:=COUNTIFS([.$A$1:.$A$299]; &quot;&gt;=&quot; &amp;[.CO10];[.$A$1:.$A$299]; &quot;&lt;&quot; &amp;[.CP10])" office:value-type="float" office:value="0" calcext:value-type="float">
            <text:p>0</text:p>
          </table:table-cell>
          <table:table-cell table:formula="of:=COUNTIFS([.$A$1:.$A$299]; &quot;&gt;=&quot; &amp;[.CP10];[.$A$1:.$A$299]; &quot;&lt;&quot; &amp;[.CQ10])" office:value-type="float" office:value="0" calcext:value-type="float">
            <text:p>0</text:p>
          </table:table-cell>
          <table:table-cell table:formula="of:=COUNTIFS([.$A$1:.$A$299]; &quot;&gt;=&quot; &amp;[.CQ10];[.$A$1:.$A$299]; &quot;&lt;&quot; &amp;[.CR10])" office:value-type="float" office:value="0" calcext:value-type="float">
            <text:p>0</text:p>
          </table:table-cell>
          <table:table-cell table:formula="of:=COUNTIFS([.$A$1:.$A$299]; &quot;&gt;=&quot; &amp;[.CR10];[.$A$1:.$A$299]; &quot;&lt;&quot; &amp;[.CS10])" office:value-type="float" office:value="0" calcext:value-type="float">
            <text:p>0</text:p>
          </table:table-cell>
          <table:table-cell table:formula="of:=COUNTIFS([.$A$1:.$A$299]; &quot;&gt;=&quot; &amp;[.CS10];[.$A$1:.$A$299]; &quot;&lt;&quot; &amp;[.CT10])" office:value-type="float" office:value="0" calcext:value-type="float">
            <text:p>0</text:p>
          </table:table-cell>
          <table:table-cell table:formula="of:=COUNTIFS([.$A$1:.$A$299]; &quot;&gt;=&quot; &amp;[.CT10];[.$A$1:.$A$299]; &quot;&lt;&quot; &amp;[.CU10])" office:value-type="float" office:value="0" calcext:value-type="float">
            <text:p>0</text:p>
          </table:table-cell>
          <table:table-cell table:formula="of:=COUNTIFS([.$A$1:.$A$299]; &quot;&gt;=&quot; &amp;[.CU10];[.$A$1:.$A$299]; &quot;&lt;&quot; &amp;[.CV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3898" calcext:value-type="float">
            <text:p>2503898</text:p>
          </table:table-cell>
          <table:table-cell table:number-columns-repeated="98"/>
        </table:table-row>
        <table:table-row table:style-name="ro1">
          <table:table-cell office:value-type="float" office:value="2530953" calcext:value-type="float">
            <text:p>2530953</text:p>
          </table:table-cell>
          <table:table-cell table:number-columns-repeated="98"/>
        </table:table-row>
        <table:table-row table:style-name="ro1">
          <table:table-cell office:value-type="float" office:value="2563873" calcext:value-type="float">
            <text:p>2563873</text:p>
          </table:table-cell>
          <table:table-cell table:number-columns-repeated="98"/>
        </table:table-row>
        <table:table-row table:style-name="ro1">
          <table:table-cell office:value-type="float" office:value="3314500" calcext:value-type="float">
            <text:p>3314500</text:p>
          </table:table-cell>
          <table:table-cell table:number-columns-repeated="98"/>
        </table:table-row>
        <table:table-row table:style-name="ro1">
          <table:table-cell office:value-type="float" office:value="3339895" calcext:value-type="float">
            <text:p>3339895</text:p>
          </table:table-cell>
          <table:table-cell table:number-columns-repeated="98"/>
        </table:table-row>
        <table:table-row table:style-name="ro1">
          <table:table-cell office:value-type="float" office:value="3351618" calcext:value-type="float">
            <text:p>3351618</text:p>
          </table:table-cell>
          <table:table-cell table:number-columns-repeated="98"/>
        </table:table-row>
        <table:table-row table:style-name="ro1">
          <table:table-cell office:value-type="float" office:value="3463946" calcext:value-type="float">
            <text:p>3463946</text:p>
          </table:table-cell>
          <table:table-cell table:number-columns-repeated="98"/>
        </table:table-row>
        <table:table-row table:style-name="ro1">
          <table:table-cell office:value-type="float" office:value="3505514" calcext:value-type="float">
            <text:p>3505514</text:p>
          </table:table-cell>
          <table:table-cell table:number-columns-repeated="98"/>
        </table:table-row>
        <table:table-row table:style-name="ro1">
          <table:table-cell office:value-type="float" office:value="3506543" calcext:value-type="float">
            <text:p>3506543</text:p>
          </table:table-cell>
          <table:table-cell table:number-columns-repeated="98"/>
        </table:table-row>
        <table:table-row table:style-name="ro1">
          <table:table-cell office:value-type="float" office:value="3529291" calcext:value-type="float">
            <text:p>3529291</text:p>
          </table:table-cell>
          <table:table-cell table:number-columns-repeated="98"/>
        </table:table-row>
        <table:table-row table:style-name="ro1">
          <table:table-cell office:value-type="float" office:value="3532287" calcext:value-type="float">
            <text:p>3532287</text:p>
          </table:table-cell>
          <table:table-cell table:number-columns-repeated="98"/>
        </table:table-row>
        <table:table-row table:style-name="ro1">
          <table:table-cell office:value-type="float" office:value="3547381" calcext:value-type="float">
            <text:p>3547381</text:p>
          </table:table-cell>
          <table:table-cell table:number-columns-repeated="98"/>
        </table:table-row>
        <table:table-row table:style-name="ro1">
          <table:table-cell office:value-type="float" office:value="3554740" calcext:value-type="float">
            <text:p>3554740</text:p>
          </table:table-cell>
          <table:table-cell table:number-columns-repeated="98"/>
        </table:table-row>
        <table:table-row table:style-name="ro1">
          <table:table-cell office:value-type="float" office:value="3587314" calcext:value-type="float">
            <text:p>3587314</text:p>
          </table:table-cell>
          <table:table-cell table:number-columns-repeated="98"/>
        </table:table-row>
        <table:table-row table:style-name="ro1">
          <table:table-cell office:value-type="float" office:value="3588558" calcext:value-type="float">
            <text:p>3588558</text:p>
          </table:table-cell>
          <table:table-cell table:number-columns-repeated="98"/>
        </table:table-row>
        <table:table-row table:style-name="ro1">
          <table:table-cell office:value-type="float" office:value="3616308" calcext:value-type="float">
            <text:p>3616308</text:p>
          </table:table-cell>
          <table:table-cell table:number-columns-repeated="98"/>
        </table:table-row>
        <table:table-row table:style-name="ro1">
          <table:table-cell office:value-type="float" office:value="3629879" calcext:value-type="float">
            <text:p>3629879</text:p>
          </table:table-cell>
          <table:table-cell table:number-columns-repeated="98"/>
        </table:table-row>
        <table:table-row table:style-name="ro1">
          <table:table-cell office:value-type="float" office:value="3671078" calcext:value-type="float">
            <text:p>3671078</text:p>
          </table:table-cell>
          <table:table-cell table:number-columns-repeated="98"/>
        </table:table-row>
        <table:table-row table:style-name="ro1">
          <table:table-cell office:value-type="float" office:value="3728489" calcext:value-type="float">
            <text:p>3728489</text:p>
          </table:table-cell>
          <table:table-cell table:number-columns-repeated="98"/>
        </table:table-row>
        <table:table-row table:style-name="ro1">
          <table:table-cell office:value-type="float" office:value="3736050" calcext:value-type="float">
            <text:p>3736050</text:p>
          </table:table-cell>
          <table:table-cell table:number-columns-repeated="98"/>
        </table:table-row>
        <table:table-row table:style-name="ro1">
          <table:table-cell office:value-type="float" office:value="3781303" calcext:value-type="float">
            <text:p>3781303</text:p>
          </table:table-cell>
          <table:table-cell table:number-columns-repeated="98"/>
        </table:table-row>
        <table:table-row table:style-name="ro1">
          <table:table-cell office:value-type="float" office:value="4272140" calcext:value-type="float">
            <text:p>4272140</text:p>
          </table:table-cell>
          <table:table-cell table:number-columns-repeated="98"/>
        </table:table-row>
        <table:table-row table:style-name="ro1">
          <table:table-cell office:value-type="float" office:value="4275689" calcext:value-type="float">
            <text:p>4275689</text:p>
          </table:table-cell>
          <table:table-cell table:number-columns-repeated="98"/>
        </table:table-row>
        <table:table-row table:style-name="ro1">
          <table:table-cell office:value-type="float" office:value="4311042" calcext:value-type="float">
            <text:p>4311042</text:p>
          </table:table-cell>
          <table:table-cell table:number-columns-repeated="98"/>
        </table:table-row>
        <table:table-row table:style-name="ro1">
          <table:table-cell office:value-type="float" office:value="4313941" calcext:value-type="float">
            <text:p>4313941</text:p>
          </table:table-cell>
          <table:table-cell table:number-columns-repeated="98"/>
        </table:table-row>
        <table:table-row table:style-name="ro1">
          <table:table-cell office:value-type="float" office:value="4336130" calcext:value-type="float">
            <text:p>4336130</text:p>
          </table:table-cell>
          <table:table-cell table:number-columns-repeated="98"/>
        </table:table-row>
        <table:table-row table:style-name="ro1">
          <table:table-cell office:value-type="float" office:value="4352732" calcext:value-type="float">
            <text:p>4352732</text:p>
          </table:table-cell>
          <table:table-cell table:number-columns-repeated="98"/>
        </table:table-row>
        <table:table-row table:style-name="ro1">
          <table:table-cell office:value-type="float" office:value="4388809" calcext:value-type="float">
            <text:p>4388809</text:p>
          </table:table-cell>
          <table:table-cell table:number-columns-repeated="98"/>
        </table:table-row>
        <table:table-row table:style-name="ro1">
          <table:table-cell office:value-type="float" office:value="4402854" calcext:value-type="float">
            <text:p>4402854</text:p>
          </table:table-cell>
          <table:table-cell table:number-columns-repeated="98"/>
        </table:table-row>
        <table:table-row table:style-name="ro1">
          <table:table-cell office:value-type="float" office:value="4489099" calcext:value-type="float">
            <text:p>4489099</text:p>
          </table:table-cell>
          <table:table-cell table:number-columns-repeated="98"/>
        </table:table-row>
        <table:table-row table:style-name="ro1">
          <table:table-cell office:value-type="float" office:value="4494466" calcext:value-type="float">
            <text:p>4494466</text:p>
          </table:table-cell>
          <table:table-cell table:number-columns-repeated="98"/>
        </table:table-row>
        <table:table-row table:style-name="ro1">
          <table:table-cell office:value-type="float" office:value="4501610" calcext:value-type="float">
            <text:p>4501610</text:p>
          </table:table-cell>
          <table:table-cell table:number-columns-repeated="98"/>
        </table:table-row>
        <table:table-row table:style-name="ro1">
          <table:table-cell office:value-type="float" office:value="4507758" calcext:value-type="float">
            <text:p>4507758</text:p>
          </table:table-cell>
          <table:table-cell table:number-columns-repeated="98"/>
        </table:table-row>
        <table:table-row table:style-name="ro1">
          <table:table-cell office:value-type="float" office:value="4531312" calcext:value-type="float">
            <text:p>4531312</text:p>
          </table:table-cell>
          <table:table-cell table:number-columns-repeated="98"/>
        </table:table-row>
        <table:table-row table:style-name="ro1">
          <table:table-cell office:value-type="float" office:value="4557616" calcext:value-type="float">
            <text:p>4557616</text:p>
          </table:table-cell>
          <table:table-cell table:number-columns-repeated="98"/>
        </table:table-row>
        <table:table-row table:style-name="ro1">
          <table:table-cell office:value-type="float" office:value="4591343" calcext:value-type="float">
            <text:p>4591343</text:p>
          </table:table-cell>
          <table:table-cell table:number-columns-repeated="98"/>
        </table:table-row>
        <table:table-row table:style-name="ro1">
          <table:table-cell office:value-type="float" office:value="4614022" calcext:value-type="float">
            <text:p>4614022</text:p>
          </table:table-cell>
          <table:table-cell table:number-columns-repeated="98"/>
        </table:table-row>
        <table:table-row table:style-name="ro1">
          <table:table-cell office:value-type="float" office:value="4658128" calcext:value-type="float">
            <text:p>4658128</text:p>
          </table:table-cell>
          <table:table-cell table:number-columns-repeated="98"/>
        </table:table-row>
        <table:table-row table:style-name="ro1">
          <table:table-cell office:value-type="float" office:value="4689686" calcext:value-type="float">
            <text:p>4689686</text:p>
          </table:table-cell>
          <table:table-cell table:number-columns-repeated="98"/>
        </table:table-row>
        <table:table-row table:style-name="ro1">
          <table:table-cell office:value-type="float" office:value="4729091" calcext:value-type="float">
            <text:p>4729091</text:p>
          </table:table-cell>
          <table:table-cell table:number-columns-repeated="98"/>
        </table:table-row>
        <table:table-row table:style-name="ro1">
          <table:table-cell office:value-type="float" office:value="4786458" calcext:value-type="float">
            <text:p>4786458</text:p>
          </table:table-cell>
          <table:table-cell table:number-columns-repeated="98"/>
        </table:table-row>
        <table:table-row table:style-name="ro1">
          <table:table-cell office:value-type="float" office:value="4794606" calcext:value-type="float">
            <text:p>4794606</text:p>
          </table:table-cell>
          <table:table-cell table:number-columns-repeated="98"/>
        </table:table-row>
        <table:table-row table:style-name="ro1">
          <table:table-cell office:value-type="float" office:value="4832144" calcext:value-type="float">
            <text:p>4832144</text:p>
          </table:table-cell>
          <table:table-cell table:number-columns-repeated="98"/>
        </table:table-row>
        <table:table-row table:style-name="ro1">
          <table:table-cell office:value-type="float" office:value="4839595" calcext:value-type="float">
            <text:p>4839595</text:p>
          </table:table-cell>
          <table:table-cell table:number-columns-repeated="98"/>
        </table:table-row>
        <table:table-row table:style-name="ro1">
          <table:table-cell office:value-type="float" office:value="4843572" calcext:value-type="float">
            <text:p>4843572</text:p>
          </table:table-cell>
          <table:table-cell table:number-columns-repeated="98"/>
        </table:table-row>
        <table:table-row table:style-name="ro1">
          <table:table-cell office:value-type="float" office:value="4887444" calcext:value-type="float">
            <text:p>4887444</text:p>
          </table:table-cell>
          <table:table-cell table:number-columns-repeated="98"/>
        </table:table-row>
        <table:table-row table:style-name="ro1">
          <table:table-cell office:value-type="float" office:value="4898661" calcext:value-type="float">
            <text:p>4898661</text:p>
          </table:table-cell>
          <table:table-cell table:number-columns-repeated="98"/>
        </table:table-row>
        <table:table-row table:style-name="ro1">
          <table:table-cell office:value-type="float" office:value="4918775" calcext:value-type="float">
            <text:p>4918775</text:p>
          </table:table-cell>
          <table:table-cell table:number-columns-repeated="98"/>
        </table:table-row>
        <table:table-row table:style-name="ro1">
          <table:table-cell office:value-type="float" office:value="4972031" calcext:value-type="float">
            <text:p>4972031</text:p>
          </table:table-cell>
          <table:table-cell table:number-columns-repeated="98"/>
        </table:table-row>
        <table:table-row table:style-name="ro1">
          <table:table-cell office:value-type="float" office:value="5020986" calcext:value-type="float">
            <text:p>5020986</text:p>
          </table:table-cell>
          <table:table-cell table:number-columns-repeated="98"/>
        </table:table-row>
        <table:table-row table:style-name="ro1">
          <table:table-cell office:value-type="float" office:value="5024190" calcext:value-type="float">
            <text:p>5024190</text:p>
          </table:table-cell>
          <table:table-cell table:number-columns-repeated="98"/>
        </table:table-row>
        <table:table-row table:style-name="ro1">
          <table:table-cell office:value-type="float" office:value="5044420" calcext:value-type="float">
            <text:p>5044420</text:p>
          </table:table-cell>
          <table:table-cell table:number-columns-repeated="98"/>
        </table:table-row>
        <table:table-row table:style-name="ro1">
          <table:table-cell office:value-type="float" office:value="5079799" calcext:value-type="float">
            <text:p>5079799</text:p>
          </table:table-cell>
          <table:table-cell table:number-columns-repeated="98"/>
        </table:table-row>
        <table:table-row table:style-name="ro1">
          <table:table-cell office:value-type="float" office:value="5140151" calcext:value-type="float">
            <text:p>5140151</text:p>
          </table:table-cell>
          <table:table-cell table:number-columns-repeated="98"/>
        </table:table-row>
        <table:table-row table:style-name="ro1">
          <table:table-cell office:value-type="float" office:value="5149159" calcext:value-type="float">
            <text:p>5149159</text:p>
          </table:table-cell>
          <table:table-cell table:number-columns-repeated="98"/>
        </table:table-row>
        <table:table-row table:style-name="ro1">
          <table:table-cell office:value-type="float" office:value="5327976" calcext:value-type="float">
            <text:p>5327976</text:p>
          </table:table-cell>
          <table:table-cell table:number-columns-repeated="98"/>
        </table:table-row>
        <table:table-row table:style-name="ro1">
          <table:table-cell office:value-type="float" office:value="5346631" calcext:value-type="float">
            <text:p>5346631</text:p>
          </table:table-cell>
          <table:table-cell table:number-columns-repeated="98"/>
        </table:table-row>
        <table:table-row table:style-name="ro1">
          <table:table-cell office:value-type="float" office:value="5357520" calcext:value-type="float">
            <text:p>5357520</text:p>
          </table:table-cell>
          <table:table-cell table:number-columns-repeated="98"/>
        </table:table-row>
        <table:table-row table:style-name="ro1">
          <table:table-cell office:value-type="float" office:value="5398744" calcext:value-type="float">
            <text:p>5398744</text:p>
          </table:table-cell>
          <table:table-cell table:number-columns-repeated="98"/>
        </table:table-row>
        <table:table-row table:style-name="ro1">
          <table:table-cell office:value-type="float" office:value="5399617" calcext:value-type="float">
            <text:p>5399617</text:p>
          </table:table-cell>
          <table:table-cell table:number-columns-repeated="98"/>
        </table:table-row>
        <table:table-row table:style-name="ro1">
          <table:table-cell office:value-type="float" office:value="5450000" calcext:value-type="float">
            <text:p>5450000</text:p>
          </table:table-cell>
          <table:table-cell table:number-columns-repeated="98"/>
        </table:table-row>
        <table:table-row table:style-name="ro1">
          <table:table-cell office:value-type="float" office:value="5504282" calcext:value-type="float">
            <text:p>5504282</text:p>
          </table:table-cell>
          <table:table-cell table:number-columns-repeated="98"/>
        </table:table-row>
        <table:table-row table:style-name="ro1">
          <table:table-cell office:value-type="float" office:value="5545974" calcext:value-type="float">
            <text:p>5545974</text:p>
          </table:table-cell>
          <table:table-cell table:number-columns-repeated="98"/>
        </table:table-row>
        <table:table-row table:style-name="ro1">
          <table:table-cell office:value-type="float" office:value="5552690" calcext:value-type="float">
            <text:p>5552690</text:p>
          </table:table-cell>
          <table:table-cell table:number-columns-repeated="98"/>
        </table:table-row>
        <table:table-row table:style-name="ro1">
          <table:table-cell office:value-type="float" office:value="5579735" calcext:value-type="float">
            <text:p>5579735</text:p>
          </table:table-cell>
          <table:table-cell table:number-columns-repeated="98"/>
        </table:table-row>
        <table:table-row table:style-name="ro1">
          <table:table-cell office:value-type="float" office:value="5600921" calcext:value-type="float">
            <text:p>5600921</text:p>
          </table:table-cell>
          <table:table-cell table:number-columns-repeated="98"/>
        </table:table-row>
        <table:table-row table:style-name="ro1">
          <table:table-cell office:value-type="float" office:value="5623138" calcext:value-type="float">
            <text:p>5623138</text:p>
          </table:table-cell>
          <table:table-cell table:number-columns-repeated="98"/>
        </table:table-row>
        <table:table-row table:style-name="ro1">
          <table:table-cell office:value-type="float" office:value="5625815" calcext:value-type="float">
            <text:p>5625815</text:p>
          </table:table-cell>
          <table:table-cell table:number-columns-repeated="98"/>
        </table:table-row>
        <table:table-row table:style-name="ro1">
          <table:table-cell office:value-type="float" office:value="5628355" calcext:value-type="float">
            <text:p>5628355</text:p>
          </table:table-cell>
          <table:table-cell table:number-columns-repeated="98"/>
        </table:table-row>
        <table:table-row table:style-name="ro1">
          <table:table-cell office:value-type="float" office:value="5628473" calcext:value-type="float">
            <text:p>5628473</text:p>
          </table:table-cell>
          <table:table-cell table:number-columns-repeated="98"/>
        </table:table-row>
        <table:table-row table:style-name="ro1">
          <table:table-cell office:value-type="float" office:value="5661622" calcext:value-type="float">
            <text:p>5661622</text:p>
          </table:table-cell>
          <table:table-cell table:number-columns-repeated="98"/>
        </table:table-row>
        <table:table-row table:style-name="ro1">
          <table:table-cell office:value-type="float" office:value="5679221" calcext:value-type="float">
            <text:p>5679221</text:p>
          </table:table-cell>
          <table:table-cell table:number-columns-repeated="98"/>
        </table:table-row>
        <table:table-row table:style-name="ro1">
          <table:table-cell office:value-type="float" office:value="5703467" calcext:value-type="float">
            <text:p>5703467</text:p>
          </table:table-cell>
          <table:table-cell table:number-columns-repeated="98"/>
        </table:table-row>
        <table:table-row table:style-name="ro1">
          <table:table-cell office:value-type="float" office:value="5726057" calcext:value-type="float">
            <text:p>5726057</text:p>
          </table:table-cell>
          <table:table-cell table:number-columns-repeated="98"/>
        </table:table-row>
        <table:table-row table:style-name="ro1">
          <table:table-cell office:value-type="float" office:value="5737256" calcext:value-type="float">
            <text:p>5737256</text:p>
          </table:table-cell>
          <table:table-cell table:number-columns-repeated="98"/>
        </table:table-row>
        <table:table-row table:style-name="ro1">
          <table:table-cell office:value-type="float" office:value="5741767" calcext:value-type="float">
            <text:p>5741767</text:p>
          </table:table-cell>
          <table:table-cell table:number-columns-repeated="98"/>
        </table:table-row>
        <table:table-row table:style-name="ro1">
          <table:table-cell office:value-type="float" office:value="5756624" calcext:value-type="float">
            <text:p>5756624</text:p>
          </table:table-cell>
          <table:table-cell table:number-columns-repeated="98"/>
        </table:table-row>
        <table:table-row table:style-name="ro1">
          <table:table-cell office:value-type="float" office:value="5818934" calcext:value-type="float">
            <text:p>5818934</text:p>
          </table:table-cell>
          <table:table-cell table:number-columns-repeated="98"/>
        </table:table-row>
        <table:table-row table:style-name="ro1">
          <table:table-cell office:value-type="float" office:value="5827435" calcext:value-type="float">
            <text:p>5827435</text:p>
          </table:table-cell>
          <table:table-cell table:number-columns-repeated="98"/>
        </table:table-row>
        <table:table-row table:style-name="ro1">
          <table:table-cell office:value-type="float" office:value="5867697" calcext:value-type="float">
            <text:p>5867697</text:p>
          </table:table-cell>
          <table:table-cell table:number-columns-repeated="98"/>
        </table:table-row>
        <table:table-row table:style-name="ro1">
          <table:table-cell office:value-type="float" office:value="5875443" calcext:value-type="float">
            <text:p>5875443</text:p>
          </table:table-cell>
          <table:table-cell table:number-columns-repeated="98"/>
        </table:table-row>
        <table:table-row table:style-name="ro1">
          <table:table-cell office:value-type="float" office:value="5888016" calcext:value-type="float">
            <text:p>5888016</text:p>
          </table:table-cell>
          <table:table-cell table:number-columns-repeated="98"/>
        </table:table-row>
        <table:table-row table:style-name="ro1">
          <table:table-cell office:value-type="float" office:value="5888331" calcext:value-type="float">
            <text:p>5888331</text:p>
          </table:table-cell>
          <table:table-cell table:number-columns-repeated="98"/>
        </table:table-row>
        <table:table-row table:style-name="ro1">
          <table:table-cell office:value-type="float" office:value="5893351" calcext:value-type="float">
            <text:p>5893351</text:p>
          </table:table-cell>
          <table:table-cell table:number-columns-repeated="98"/>
        </table:table-row>
        <table:table-row table:style-name="ro1">
          <table:table-cell office:value-type="float" office:value="5900690" calcext:value-type="float">
            <text:p>5900690</text:p>
          </table:table-cell>
          <table:table-cell table:number-columns-repeated="98"/>
        </table:table-row>
        <table:table-row table:style-name="ro1">
          <table:table-cell office:value-type="float" office:value="5919579" calcext:value-type="float">
            <text:p>5919579</text:p>
          </table:table-cell>
          <table:table-cell table:number-columns-repeated="98"/>
        </table:table-row>
        <table:table-row table:style-name="ro1">
          <table:table-cell office:value-type="float" office:value="5933364" calcext:value-type="float">
            <text:p>5933364</text:p>
          </table:table-cell>
          <table:table-cell table:number-columns-repeated="98"/>
        </table:table-row>
        <table:table-row table:style-name="ro1">
          <table:table-cell office:value-type="float" office:value="5978794" calcext:value-type="float">
            <text:p>5978794</text:p>
          </table:table-cell>
          <table:table-cell table:number-columns-repeated="98"/>
        </table:table-row>
        <table:table-row table:style-name="ro1">
          <table:table-cell office:value-type="float" office:value="6006277" calcext:value-type="float">
            <text:p>6006277</text:p>
          </table:table-cell>
          <table:table-cell table:number-columns-repeated="98"/>
        </table:table-row>
        <table:table-row table:style-name="ro1">
          <table:table-cell office:value-type="float" office:value="6040926" calcext:value-type="float">
            <text:p>6040926</text:p>
          </table:table-cell>
          <table:table-cell table:number-columns-repeated="98"/>
        </table:table-row>
        <table:table-row table:style-name="ro1">
          <table:table-cell office:value-type="float" office:value="6053332" calcext:value-type="float">
            <text:p>6053332</text:p>
          </table:table-cell>
          <table:table-cell table:number-columns-repeated="98"/>
        </table:table-row>
        <table:table-row table:style-name="ro1">
          <table:table-cell office:value-type="float" office:value="6067797" calcext:value-type="float">
            <text:p>6067797</text:p>
          </table:table-cell>
          <table:table-cell table:number-columns-repeated="98"/>
        </table:table-row>
        <table:table-row table:style-name="ro1">
          <table:table-cell office:value-type="float" office:value="6087905" calcext:value-type="float">
            <text:p>6087905</text:p>
          </table:table-cell>
          <table:table-cell table:number-columns-repeated="98"/>
        </table:table-row>
        <table:table-row table:style-name="ro1">
          <table:table-cell office:value-type="float" office:value="6099587" calcext:value-type="float">
            <text:p>6099587</text:p>
          </table:table-cell>
          <table:table-cell table:number-columns-repeated="98"/>
        </table:table-row>
        <table:table-row table:style-name="ro1">
          <table:table-cell office:value-type="float" office:value="6123249" calcext:value-type="float">
            <text:p>6123249</text:p>
          </table:table-cell>
          <table:table-cell table:number-columns-repeated="98"/>
        </table:table-row>
        <table:table-row table:style-name="ro1">
          <table:table-cell office:value-type="float" office:value="6130300" calcext:value-type="float">
            <text:p>6130300</text:p>
          </table:table-cell>
          <table:table-cell table:number-columns-repeated="98"/>
        </table:table-row>
        <table:table-row table:style-name="ro1">
          <table:table-cell office:value-type="float" office:value="6167024" calcext:value-type="float">
            <text:p>6167024</text:p>
          </table:table-cell>
          <table:table-cell table:number-columns-repeated="98"/>
        </table:table-row>
        <table:table-row table:style-name="ro1">
          <table:table-cell office:value-type="float" office:value="6189020" calcext:value-type="float">
            <text:p>6189020</text:p>
          </table:table-cell>
          <table:table-cell table:number-columns-repeated="98"/>
        </table:table-row>
        <table:table-row table:style-name="ro1">
          <table:table-cell office:value-type="float" office:value="6218027" calcext:value-type="float">
            <text:p>6218027</text:p>
          </table:table-cell>
          <table:table-cell table:number-columns-repeated="98"/>
        </table:table-row>
        <table:table-row table:style-name="ro1">
          <table:table-cell office:value-type="float" office:value="6234899" calcext:value-type="float">
            <text:p>6234899</text:p>
          </table:table-cell>
          <table:table-cell table:number-columns-repeated="98"/>
        </table:table-row>
        <table:table-row table:style-name="ro1">
          <table:table-cell office:value-type="float" office:value="6237275" calcext:value-type="float">
            <text:p>6237275</text:p>
          </table:table-cell>
          <table:table-cell table:number-columns-repeated="98"/>
        </table:table-row>
        <table:table-row table:style-name="ro1">
          <table:table-cell office:value-type="float" office:value="6238788" calcext:value-type="float">
            <text:p>6238788</text:p>
          </table:table-cell>
          <table:table-cell table:number-columns-repeated="98"/>
        </table:table-row>
        <table:table-row table:style-name="ro1">
          <table:table-cell office:value-type="float" office:value="6292849" calcext:value-type="float">
            <text:p>6292849</text:p>
          </table:table-cell>
          <table:table-cell table:number-columns-repeated="98"/>
        </table:table-row>
        <table:table-row table:style-name="ro1">
          <table:table-cell office:value-type="float" office:value="6314633" calcext:value-type="float">
            <text:p>6314633</text:p>
          </table:table-cell>
          <table:table-cell table:number-columns-repeated="98"/>
        </table:table-row>
        <table:table-row table:style-name="ro1">
          <table:table-cell office:value-type="float" office:value="6378220" calcext:value-type="float">
            <text:p>6378220</text:p>
          </table:table-cell>
          <table:table-cell table:number-columns-repeated="98"/>
        </table:table-row>
        <table:table-row table:style-name="ro1">
          <table:table-cell office:value-type="float" office:value="6381017" calcext:value-type="float">
            <text:p>6381017</text:p>
          </table:table-cell>
          <table:table-cell table:number-columns-repeated="98"/>
        </table:table-row>
        <table:table-row table:style-name="ro1">
          <table:table-cell office:value-type="float" office:value="6420562" calcext:value-type="float">
            <text:p>6420562</text:p>
          </table:table-cell>
          <table:table-cell table:number-columns-repeated="98"/>
        </table:table-row>
        <table:table-row table:style-name="ro1">
          <table:table-cell office:value-type="float" office:value="6434086" calcext:value-type="float">
            <text:p>6434086</text:p>
          </table:table-cell>
          <table:table-cell table:number-columns-repeated="98"/>
        </table:table-row>
        <table:table-row table:style-name="ro1">
          <table:table-cell office:value-type="float" office:value="6446101" calcext:value-type="float">
            <text:p>6446101</text:p>
          </table:table-cell>
          <table:table-cell table:number-columns-repeated="98"/>
        </table:table-row>
        <table:table-row table:style-name="ro1">
          <table:table-cell office:value-type="float" office:value="6489198" calcext:value-type="float">
            <text:p>6489198</text:p>
          </table:table-cell>
          <table:table-cell table:number-columns-repeated="98"/>
        </table:table-row>
        <table:table-row table:style-name="ro1">
          <table:table-cell office:value-type="float" office:value="6513015" calcext:value-type="float">
            <text:p>6513015</text:p>
          </table:table-cell>
          <table:table-cell table:number-columns-repeated="98"/>
        </table:table-row>
        <table:table-row table:style-name="ro1">
          <table:table-cell office:value-type="float" office:value="6517842" calcext:value-type="float">
            <text:p>6517842</text:p>
          </table:table-cell>
          <table:table-cell table:number-columns-repeated="98"/>
        </table:table-row>
        <table:table-row table:style-name="ro1">
          <table:table-cell office:value-type="float" office:value="6572421" calcext:value-type="float">
            <text:p>6572421</text:p>
          </table:table-cell>
          <table:table-cell table:number-columns-repeated="98"/>
        </table:table-row>
        <table:table-row table:style-name="ro1">
          <table:table-cell office:value-type="float" office:value="6577848" calcext:value-type="float">
            <text:p>6577848</text:p>
          </table:table-cell>
          <table:table-cell table:number-columns-repeated="98"/>
        </table:table-row>
        <table:table-row table:style-name="ro1">
          <table:table-cell office:value-type="float" office:value="6585752" calcext:value-type="float">
            <text:p>6585752</text:p>
          </table:table-cell>
          <table:table-cell table:number-columns-repeated="98"/>
        </table:table-row>
        <table:table-row table:style-name="ro1">
          <table:table-cell office:value-type="float" office:value="6586935" calcext:value-type="float">
            <text:p>6586935</text:p>
          </table:table-cell>
          <table:table-cell table:number-columns-repeated="98"/>
        </table:table-row>
        <table:table-row table:style-name="ro1">
          <table:table-cell office:value-type="float" office:value="6602421" calcext:value-type="float">
            <text:p>6602421</text:p>
          </table:table-cell>
          <table:table-cell table:number-columns-repeated="98"/>
        </table:table-row>
        <table:table-row table:style-name="ro1">
          <table:table-cell office:value-type="float" office:value="6646068" calcext:value-type="float">
            <text:p>6646068</text:p>
          </table:table-cell>
          <table:table-cell table:number-columns-repeated="98"/>
        </table:table-row>
        <table:table-row table:style-name="ro1">
          <table:table-cell office:value-type="float" office:value="6655664" calcext:value-type="float">
            <text:p>6655664</text:p>
          </table:table-cell>
          <table:table-cell table:number-columns-repeated="98"/>
        </table:table-row>
        <table:table-row table:style-name="ro1">
          <table:table-cell office:value-type="float" office:value="6663437" calcext:value-type="float">
            <text:p>6663437</text:p>
          </table:table-cell>
          <table:table-cell table:number-columns-repeated="98"/>
        </table:table-row>
        <table:table-row table:style-name="ro1">
          <table:table-cell office:value-type="float" office:value="6674363" calcext:value-type="float">
            <text:p>6674363</text:p>
          </table:table-cell>
          <table:table-cell table:number-columns-repeated="98"/>
        </table:table-row>
        <table:table-row table:style-name="ro1">
          <table:table-cell office:value-type="float" office:value="6705906" calcext:value-type="float">
            <text:p>6705906</text:p>
          </table:table-cell>
          <table:table-cell table:number-columns-repeated="98"/>
        </table:table-row>
        <table:table-row table:style-name="ro1">
          <table:table-cell office:value-type="float" office:value="6725093" calcext:value-type="float">
            <text:p>6725093</text:p>
          </table:table-cell>
          <table:table-cell table:number-columns-repeated="98"/>
        </table:table-row>
        <table:table-row table:style-name="ro1">
          <table:table-cell office:value-type="float" office:value="6745490" calcext:value-type="float">
            <text:p>6745490</text:p>
          </table:table-cell>
          <table:table-cell table:number-columns-repeated="98"/>
        </table:table-row>
        <table:table-row table:style-name="ro1">
          <table:table-cell office:value-type="float" office:value="6818976" calcext:value-type="float">
            <text:p>6818976</text:p>
          </table:table-cell>
          <table:table-cell table:number-columns-repeated="98"/>
        </table:table-row>
        <table:table-row table:style-name="ro1">
          <table:table-cell office:value-type="float" office:value="6830139" calcext:value-type="float">
            <text:p>6830139</text:p>
          </table:table-cell>
          <table:table-cell table:number-columns-repeated="98"/>
        </table:table-row>
        <table:table-row table:style-name="ro1">
          <table:table-cell office:value-type="float" office:value="6832699" calcext:value-type="float">
            <text:p>6832699</text:p>
          </table:table-cell>
          <table:table-cell table:number-columns-repeated="98"/>
        </table:table-row>
        <table:table-row table:style-name="ro1">
          <table:table-cell office:value-type="float" office:value="6965410" calcext:value-type="float">
            <text:p>6965410</text:p>
          </table:table-cell>
          <table:table-cell table:number-columns-repeated="98"/>
        </table:table-row>
        <table:table-row table:style-name="ro1">
          <table:table-cell office:value-type="float" office:value="6972323" calcext:value-type="float">
            <text:p>6972323</text:p>
          </table:table-cell>
          <table:table-cell table:number-columns-repeated="98"/>
        </table:table-row>
        <table:table-row table:style-name="ro1">
          <table:table-cell office:value-type="float" office:value="6999610" calcext:value-type="float">
            <text:p>6999610</text:p>
          </table:table-cell>
          <table:table-cell table:number-columns-repeated="98"/>
        </table:table-row>
        <table:table-row table:style-name="ro1">
          <table:table-cell office:value-type="float" office:value="7010515" calcext:value-type="float">
            <text:p>7010515</text:p>
          </table:table-cell>
          <table:table-cell table:number-columns-repeated="98"/>
        </table:table-row>
        <table:table-row table:style-name="ro1">
          <table:table-cell office:value-type="float" office:value="7029338" calcext:value-type="float">
            <text:p>7029338</text:p>
          </table:table-cell>
          <table:table-cell table:number-columns-repeated="98"/>
        </table:table-row>
        <table:table-row table:style-name="ro1">
          <table:table-cell office:value-type="float" office:value="7030140" calcext:value-type="float">
            <text:p>7030140</text:p>
          </table:table-cell>
          <table:table-cell table:number-columns-repeated="98"/>
        </table:table-row>
        <table:table-row table:style-name="ro1">
          <table:table-cell office:value-type="float" office:value="7107552" calcext:value-type="float">
            <text:p>7107552</text:p>
          </table:table-cell>
          <table:table-cell table:number-columns-repeated="98"/>
        </table:table-row>
        <table:table-row table:style-name="ro1">
          <table:table-cell office:value-type="float" office:value="7122604" calcext:value-type="float">
            <text:p>7122604</text:p>
          </table:table-cell>
          <table:table-cell table:number-columns-repeated="98"/>
        </table:table-row>
        <table:table-row table:style-name="ro1">
          <table:table-cell office:value-type="float" office:value="7132358" calcext:value-type="float">
            <text:p>7132358</text:p>
          </table:table-cell>
          <table:table-cell table:number-columns-repeated="98"/>
        </table:table-row>
        <table:table-row table:style-name="ro1">
          <table:table-cell office:value-type="float" office:value="7175891" calcext:value-type="float">
            <text:p>7175891</text:p>
          </table:table-cell>
          <table:table-cell table:number-columns-repeated="98"/>
        </table:table-row>
        <table:table-row table:style-name="ro1">
          <table:table-cell office:value-type="float" office:value="7190913" calcext:value-type="float">
            <text:p>7190913</text:p>
          </table:table-cell>
          <table:table-cell table:number-columns-repeated="98"/>
        </table:table-row>
        <table:table-row table:style-name="ro1">
          <table:table-cell office:value-type="float" office:value="7212351" calcext:value-type="float">
            <text:p>7212351</text:p>
          </table:table-cell>
          <table:table-cell table:number-columns-repeated="98"/>
        </table:table-row>
        <table:table-row table:style-name="ro1">
          <table:table-cell office:value-type="float" office:value="7215729" calcext:value-type="float">
            <text:p>7215729</text:p>
          </table:table-cell>
          <table:table-cell table:number-columns-repeated="98"/>
        </table:table-row>
        <table:table-row table:style-name="ro1">
          <table:table-cell office:value-type="float" office:value="7221205" calcext:value-type="float">
            <text:p>7221205</text:p>
          </table:table-cell>
          <table:table-cell table:number-columns-repeated="98"/>
        </table:table-row>
        <table:table-row table:style-name="ro1">
          <table:table-cell office:value-type="float" office:value="7231252" calcext:value-type="float">
            <text:p>7231252</text:p>
          </table:table-cell>
          <table:table-cell table:number-columns-repeated="98"/>
        </table:table-row>
        <table:table-row table:style-name="ro1">
          <table:table-cell office:value-type="float" office:value="7262655" calcext:value-type="float">
            <text:p>7262655</text:p>
          </table:table-cell>
          <table:table-cell table:number-columns-repeated="98"/>
        </table:table-row>
        <table:table-row table:style-name="ro1">
          <table:table-cell office:value-type="float" office:value="7265528" calcext:value-type="float">
            <text:p>7265528</text:p>
          </table:table-cell>
          <table:table-cell table:number-columns-repeated="98"/>
        </table:table-row>
        <table:table-row table:style-name="ro1">
          <table:table-cell office:value-type="float" office:value="7277138" calcext:value-type="float">
            <text:p>7277138</text:p>
          </table:table-cell>
          <table:table-cell table:number-columns-repeated="98"/>
        </table:table-row>
        <table:table-row table:style-name="ro1">
          <table:table-cell office:value-type="float" office:value="7277214" calcext:value-type="float">
            <text:p>7277214</text:p>
          </table:table-cell>
          <table:table-cell table:number-columns-repeated="98"/>
        </table:table-row>
        <table:table-row table:style-name="ro1">
          <table:table-cell office:value-type="float" office:value="7301979" calcext:value-type="float">
            <text:p>7301979</text:p>
          </table:table-cell>
          <table:table-cell table:number-columns-repeated="98"/>
        </table:table-row>
        <table:table-row table:style-name="ro1">
          <table:table-cell office:value-type="float" office:value="7334444" calcext:value-type="float">
            <text:p>7334444</text:p>
          </table:table-cell>
          <table:table-cell table:number-columns-repeated="98"/>
        </table:table-row>
        <table:table-row table:style-name="ro1">
          <table:table-cell office:value-type="float" office:value="7347135" calcext:value-type="float">
            <text:p>7347135</text:p>
          </table:table-cell>
          <table:table-cell table:number-columns-repeated="98"/>
        </table:table-row>
        <table:table-row table:style-name="ro1">
          <table:table-cell office:value-type="float" office:value="7356209" calcext:value-type="float">
            <text:p>7356209</text:p>
          </table:table-cell>
          <table:table-cell table:number-columns-repeated="98"/>
        </table:table-row>
        <table:table-row table:style-name="ro1">
          <table:table-cell office:value-type="float" office:value="7370740" calcext:value-type="float">
            <text:p>7370740</text:p>
          </table:table-cell>
          <table:table-cell table:number-columns-repeated="98"/>
        </table:table-row>
        <table:table-row table:style-name="ro1">
          <table:table-cell office:value-type="float" office:value="7371448" calcext:value-type="float">
            <text:p>7371448</text:p>
          </table:table-cell>
          <table:table-cell table:number-columns-repeated="98"/>
        </table:table-row>
        <table:table-row table:style-name="ro1">
          <table:table-cell office:value-type="float" office:value="7392307" calcext:value-type="float">
            <text:p>7392307</text:p>
          </table:table-cell>
          <table:table-cell table:number-columns-repeated="98"/>
        </table:table-row>
        <table:table-row table:style-name="ro1">
          <table:table-cell office:value-type="float" office:value="7409276" calcext:value-type="float">
            <text:p>7409276</text:p>
          </table:table-cell>
          <table:table-cell table:number-columns-repeated="98"/>
        </table:table-row>
        <table:table-row table:style-name="ro1">
          <table:table-cell office:value-type="float" office:value="7420006" calcext:value-type="float">
            <text:p>7420006</text:p>
          </table:table-cell>
          <table:table-cell table:number-columns-repeated="98"/>
        </table:table-row>
        <table:table-row table:style-name="ro1">
          <table:table-cell office:value-type="float" office:value="7513455" calcext:value-type="float">
            <text:p>7513455</text:p>
          </table:table-cell>
          <table:table-cell table:number-columns-repeated="98"/>
        </table:table-row>
        <table:table-row table:style-name="ro1">
          <table:table-cell office:value-type="float" office:value="7535544" calcext:value-type="float">
            <text:p>7535544</text:p>
          </table:table-cell>
          <table:table-cell table:number-columns-repeated="98"/>
        </table:table-row>
        <table:table-row table:style-name="ro1">
          <table:table-cell office:value-type="float" office:value="7613871" calcext:value-type="float">
            <text:p>7613871</text:p>
          </table:table-cell>
          <table:table-cell table:number-columns-repeated="98"/>
        </table:table-row>
        <table:table-row table:style-name="ro1">
          <table:table-cell office:value-type="float" office:value="7616293" calcext:value-type="float">
            <text:p>7616293</text:p>
          </table:table-cell>
          <table:table-cell table:number-columns-repeated="98"/>
        </table:table-row>
        <table:table-row table:style-name="ro1">
          <table:table-cell office:value-type="float" office:value="7618800" calcext:value-type="float">
            <text:p>7618800</text:p>
          </table:table-cell>
          <table:table-cell table:number-columns-repeated="98"/>
        </table:table-row>
        <table:table-row table:style-name="ro1">
          <table:table-cell office:value-type="float" office:value="7645024" calcext:value-type="float">
            <text:p>7645024</text:p>
          </table:table-cell>
          <table:table-cell table:number-columns-repeated="98"/>
        </table:table-row>
        <table:table-row table:style-name="ro1">
          <table:table-cell office:value-type="float" office:value="7646424" calcext:value-type="float">
            <text:p>7646424</text:p>
          </table:table-cell>
          <table:table-cell table:number-columns-repeated="98"/>
        </table:table-row>
        <table:table-row table:style-name="ro1">
          <table:table-cell office:value-type="float" office:value="7647268" calcext:value-type="float">
            <text:p>7647268</text:p>
          </table:table-cell>
          <table:table-cell table:number-columns-repeated="98"/>
        </table:table-row>
        <table:table-row table:style-name="ro1">
          <table:table-cell office:value-type="float" office:value="7647748" calcext:value-type="float">
            <text:p>7647748</text:p>
          </table:table-cell>
          <table:table-cell table:number-columns-repeated="98"/>
        </table:table-row>
        <table:table-row table:style-name="ro1">
          <table:table-cell office:value-type="float" office:value="7656933" calcext:value-type="float">
            <text:p>7656933</text:p>
          </table:table-cell>
          <table:table-cell table:number-columns-repeated="98"/>
        </table:table-row>
        <table:table-row table:style-name="ro1">
          <table:table-cell office:value-type="float" office:value="7684611" calcext:value-type="float">
            <text:p>7684611</text:p>
          </table:table-cell>
          <table:table-cell table:number-columns-repeated="98"/>
        </table:table-row>
        <table:table-row table:style-name="ro1">
          <table:table-cell office:value-type="float" office:value="7697748" calcext:value-type="float">
            <text:p>7697748</text:p>
          </table:table-cell>
          <table:table-cell table:number-columns-repeated="98"/>
        </table:table-row>
        <table:table-row table:style-name="ro1">
          <table:table-cell office:value-type="float" office:value="7700381" calcext:value-type="float">
            <text:p>7700381</text:p>
          </table:table-cell>
          <table:table-cell table:number-columns-repeated="98"/>
        </table:table-row>
        <table:table-row table:style-name="ro1">
          <table:table-cell office:value-type="float" office:value="7707734" calcext:value-type="float">
            <text:p>7707734</text:p>
          </table:table-cell>
          <table:table-cell table:number-columns-repeated="98"/>
        </table:table-row>
        <table:table-row table:style-name="ro1">
          <table:table-cell office:value-type="float" office:value="7957931" calcext:value-type="float">
            <text:p>7957931</text:p>
          </table:table-cell>
          <table:table-cell table:number-columns-repeated="98"/>
        </table:table-row>
        <table:table-row table:style-name="ro1">
          <table:table-cell office:value-type="float" office:value="7989134" calcext:value-type="float">
            <text:p>7989134</text:p>
          </table:table-cell>
          <table:table-cell table:number-columns-repeated="98"/>
        </table:table-row>
        <table:table-row table:style-name="ro1">
          <table:table-cell office:value-type="float" office:value="7989507" calcext:value-type="float">
            <text:p>7989507</text:p>
          </table:table-cell>
          <table:table-cell table:number-columns-repeated="98"/>
        </table:table-row>
        <table:table-row table:style-name="ro1">
          <table:table-cell office:value-type="float" office:value="8059170" calcext:value-type="float">
            <text:p>8059170</text:p>
          </table:table-cell>
          <table:table-cell table:number-columns-repeated="98"/>
        </table:table-row>
        <table:table-row table:style-name="ro1">
          <table:table-cell office:value-type="float" office:value="8067542" calcext:value-type="float">
            <text:p>8067542</text:p>
          </table:table-cell>
          <table:table-cell table:number-columns-repeated="98"/>
        </table:table-row>
        <table:table-row table:style-name="ro1">
          <table:table-cell office:value-type="float" office:value="8068513" calcext:value-type="float">
            <text:p>8068513</text:p>
          </table:table-cell>
          <table:table-cell table:number-columns-repeated="98"/>
        </table:table-row>
        <table:table-row table:style-name="ro1">
          <table:table-cell office:value-type="float" office:value="8104056" calcext:value-type="float">
            <text:p>8104056</text:p>
          </table:table-cell>
          <table:table-cell table:number-columns-repeated="98"/>
        </table:table-row>
        <table:table-row table:style-name="ro1">
          <table:table-cell office:value-type="float" office:value="8109680" calcext:value-type="float">
            <text:p>8109680</text:p>
          </table:table-cell>
          <table:table-cell table:number-columns-repeated="98"/>
        </table:table-row>
        <table:table-row table:style-name="ro1">
          <table:table-cell office:value-type="float" office:value="8127563" calcext:value-type="float">
            <text:p>8127563</text:p>
          </table:table-cell>
          <table:table-cell table:number-columns-repeated="98"/>
        </table:table-row>
        <table:table-row table:style-name="ro1">
          <table:table-cell office:value-type="float" office:value="8135748" calcext:value-type="float">
            <text:p>8135748</text:p>
          </table:table-cell>
          <table:table-cell table:number-columns-repeated="98"/>
        </table:table-row>
        <table:table-row table:style-name="ro1">
          <table:table-cell office:value-type="float" office:value="8169038" calcext:value-type="float">
            <text:p>8169038</text:p>
          </table:table-cell>
          <table:table-cell table:number-columns-repeated="98"/>
        </table:table-row>
        <table:table-row table:style-name="ro1">
          <table:table-cell office:value-type="float" office:value="8179607" calcext:value-type="float">
            <text:p>8179607</text:p>
          </table:table-cell>
          <table:table-cell table:number-columns-repeated="98"/>
        </table:table-row>
        <table:table-row table:style-name="ro1">
          <table:table-cell office:value-type="float" office:value="8203337" calcext:value-type="float">
            <text:p>8203337</text:p>
          </table:table-cell>
          <table:table-cell table:number-columns-repeated="98"/>
        </table:table-row>
        <table:table-row table:style-name="ro1">
          <table:table-cell office:value-type="float" office:value="8210215" calcext:value-type="float">
            <text:p>8210215</text:p>
          </table:table-cell>
          <table:table-cell table:number-columns-repeated="98"/>
        </table:table-row>
        <table:table-row table:style-name="ro1">
          <table:table-cell office:value-type="float" office:value="8238587" calcext:value-type="float">
            <text:p>8238587</text:p>
          </table:table-cell>
          <table:table-cell table:number-columns-repeated="98"/>
        </table:table-row>
        <table:table-row table:style-name="ro1">
          <table:table-cell office:value-type="float" office:value="8238703" calcext:value-type="float">
            <text:p>8238703</text:p>
          </table:table-cell>
          <table:table-cell table:number-columns-repeated="98"/>
        </table:table-row>
        <table:table-row table:style-name="ro1">
          <table:table-cell office:value-type="float" office:value="8250435" calcext:value-type="float">
            <text:p>8250435</text:p>
          </table:table-cell>
          <table:table-cell table:number-columns-repeated="98"/>
        </table:table-row>
        <table:table-row table:style-name="ro1">
          <table:table-cell office:value-type="float" office:value="8264855" calcext:value-type="float">
            <text:p>8264855</text:p>
          </table:table-cell>
          <table:table-cell table:number-columns-repeated="98"/>
        </table:table-row>
        <table:table-row table:style-name="ro1">
          <table:table-cell office:value-type="float" office:value="8276779" calcext:value-type="float">
            <text:p>8276779</text:p>
          </table:table-cell>
          <table:table-cell table:number-columns-repeated="98"/>
        </table:table-row>
        <table:table-row table:style-name="ro1">
          <table:table-cell office:value-type="float" office:value="8306508" calcext:value-type="float">
            <text:p>8306508</text:p>
          </table:table-cell>
          <table:table-cell table:number-columns-repeated="98"/>
        </table:table-row>
        <table:table-row table:style-name="ro1">
          <table:table-cell office:value-type="float" office:value="8358681" calcext:value-type="float">
            <text:p>8358681</text:p>
          </table:table-cell>
          <table:table-cell table:number-columns-repeated="98"/>
        </table:table-row>
        <table:table-row table:style-name="ro1">
          <table:table-cell office:value-type="float" office:value="8364217" calcext:value-type="float">
            <text:p>8364217</text:p>
          </table:table-cell>
          <table:table-cell table:number-columns-repeated="98"/>
        </table:table-row>
        <table:table-row table:style-name="ro1">
          <table:table-cell office:value-type="float" office:value="8376592" calcext:value-type="float">
            <text:p>8376592</text:p>
          </table:table-cell>
          <table:table-cell table:number-columns-repeated="98"/>
        </table:table-row>
        <table:table-row table:style-name="ro1">
          <table:table-cell office:value-type="float" office:value="8443065" calcext:value-type="float">
            <text:p>8443065</text:p>
          </table:table-cell>
          <table:table-cell table:number-columns-repeated="98"/>
        </table:table-row>
        <table:table-row table:style-name="ro1">
          <table:table-cell office:value-type="float" office:value="8465599" calcext:value-type="float">
            <text:p>8465599</text:p>
          </table:table-cell>
          <table:table-cell table:number-columns-repeated="98"/>
        </table:table-row>
        <table:table-row table:style-name="ro1">
          <table:table-cell office:value-type="float" office:value="8513895" calcext:value-type="float">
            <text:p>8513895</text:p>
          </table:table-cell>
          <table:table-cell table:number-columns-repeated="98"/>
        </table:table-row>
        <table:table-row table:style-name="ro1">
          <table:table-cell office:value-type="float" office:value="8520140" calcext:value-type="float">
            <text:p>8520140</text:p>
          </table:table-cell>
          <table:table-cell table:number-columns-repeated="98"/>
        </table:table-row>
        <table:table-row table:style-name="ro1">
          <table:table-cell office:value-type="float" office:value="8524995" calcext:value-type="float">
            <text:p>8524995</text:p>
          </table:table-cell>
          <table:table-cell table:number-columns-repeated="98"/>
        </table:table-row>
        <table:table-row table:style-name="ro1">
          <table:table-cell office:value-type="float" office:value="8733976" calcext:value-type="float">
            <text:p>8733976</text:p>
          </table:table-cell>
          <table:table-cell table:number-columns-repeated="98"/>
        </table:table-row>
        <table:table-row table:style-name="ro1">
          <table:table-cell office:value-type="float" office:value="8773316" calcext:value-type="float">
            <text:p>8773316</text:p>
          </table:table-cell>
          <table:table-cell table:number-columns-repeated="98"/>
        </table:table-row>
        <table:table-row table:style-name="ro1">
          <table:table-cell office:value-type="float" office:value="8773921" calcext:value-type="float">
            <text:p>8773921</text:p>
          </table:table-cell>
          <table:table-cell table:number-columns-repeated="98"/>
        </table:table-row>
        <table:table-row table:style-name="ro1">
          <table:table-cell office:value-type="float" office:value="8775089" calcext:value-type="float">
            <text:p>8775089</text:p>
          </table:table-cell>
          <table:table-cell table:number-columns-repeated="98"/>
        </table:table-row>
        <table:table-row table:style-name="ro1">
          <table:table-cell office:value-type="float" office:value="8807562" calcext:value-type="float">
            <text:p>8807562</text:p>
          </table:table-cell>
          <table:table-cell table:number-columns-repeated="98"/>
        </table:table-row>
        <table:table-row table:style-name="ro1">
          <table:table-cell office:value-type="float" office:value="8838169" calcext:value-type="float">
            <text:p>8838169</text:p>
          </table:table-cell>
          <table:table-cell table:number-columns-repeated="98"/>
        </table:table-row>
        <table:table-row table:style-name="ro1">
          <table:table-cell office:value-type="float" office:value="8851084" calcext:value-type="float">
            <text:p>8851084</text:p>
          </table:table-cell>
          <table:table-cell table:number-columns-repeated="98"/>
        </table:table-row>
        <table:table-row table:style-name="ro1">
          <table:table-cell office:value-type="float" office:value="8852888" calcext:value-type="float">
            <text:p>8852888</text:p>
          </table:table-cell>
          <table:table-cell table:number-columns-repeated="98"/>
        </table:table-row>
        <table:table-row table:style-name="ro1">
          <table:table-cell office:value-type="float" office:value="8855015" calcext:value-type="float">
            <text:p>8855015</text:p>
          </table:table-cell>
          <table:table-cell table:number-columns-repeated="98"/>
        </table:table-row>
        <table:table-row table:style-name="ro1">
          <table:table-cell office:value-type="float" office:value="8860634" calcext:value-type="float">
            <text:p>8860634</text:p>
          </table:table-cell>
          <table:table-cell table:number-columns-repeated="98"/>
        </table:table-row>
        <table:table-row table:style-name="ro1">
          <table:table-cell office:value-type="float" office:value="8872418" calcext:value-type="float">
            <text:p>8872418</text:p>
          </table:table-cell>
          <table:table-cell table:number-columns-repeated="98"/>
        </table:table-row>
        <table:table-row table:style-name="ro1">
          <table:table-cell office:value-type="float" office:value="8876127" calcext:value-type="float">
            <text:p>8876127</text:p>
          </table:table-cell>
          <table:table-cell table:number-columns-repeated="98"/>
        </table:table-row>
        <table:table-row table:style-name="ro1">
          <table:table-cell office:value-type="float" office:value="8891768" calcext:value-type="float">
            <text:p>8891768</text:p>
          </table:table-cell>
          <table:table-cell table:number-columns-repeated="98"/>
        </table:table-row>
        <table:table-row table:style-name="ro1">
          <table:table-cell office:value-type="float" office:value="8959767" calcext:value-type="float">
            <text:p>8959767</text:p>
          </table:table-cell>
          <table:table-cell table:number-columns-repeated="98"/>
        </table:table-row>
        <table:table-row table:style-name="ro1">
          <table:table-cell office:value-type="float" office:value="8964381" calcext:value-type="float">
            <text:p>8964381</text:p>
          </table:table-cell>
          <table:table-cell table:number-columns-repeated="98"/>
        </table:table-row>
        <table:table-row table:style-name="ro1">
          <table:table-cell office:value-type="float" office:value="9059360" calcext:value-type="float">
            <text:p>9059360</text:p>
          </table:table-cell>
          <table:table-cell table:number-columns-repeated="98"/>
        </table:table-row>
        <table:table-row table:style-name="ro1">
          <table:table-cell office:value-type="float" office:value="9098394" calcext:value-type="float">
            <text:p>9098394</text:p>
          </table:table-cell>
          <table:table-cell table:number-columns-repeated="98"/>
        </table:table-row>
        <table:table-row table:style-name="ro1">
          <table:table-cell office:value-type="float" office:value="9102666" calcext:value-type="float">
            <text:p>9102666</text:p>
          </table:table-cell>
          <table:table-cell table:number-columns-repeated="98"/>
        </table:table-row>
        <table:table-row table:style-name="ro1">
          <table:table-cell office:value-type="float" office:value="9137883" calcext:value-type="float">
            <text:p>9137883</text:p>
          </table:table-cell>
          <table:table-cell table:number-columns-repeated="98"/>
        </table:table-row>
        <table:table-row table:style-name="ro1">
          <table:table-cell office:value-type="float" office:value="9178623" calcext:value-type="float">
            <text:p>9178623</text:p>
          </table:table-cell>
          <table:table-cell table:number-columns-repeated="98"/>
        </table:table-row>
        <table:table-row table:style-name="ro1">
          <table:table-cell office:value-type="float" office:value="9206062" calcext:value-type="float">
            <text:p>9206062</text:p>
          </table:table-cell>
          <table:table-cell table:number-columns-repeated="98"/>
        </table:table-row>
        <table:table-row table:style-name="ro1">
          <table:table-cell office:value-type="float" office:value="9214074" calcext:value-type="float">
            <text:p>9214074</text:p>
          </table:table-cell>
          <table:table-cell table:number-columns-repeated="98"/>
        </table:table-row>
        <table:table-row table:style-name="ro1">
          <table:table-cell office:value-type="float" office:value="9269326" calcext:value-type="float">
            <text:p>9269326</text:p>
          </table:table-cell>
          <table:table-cell table:number-columns-repeated="98"/>
        </table:table-row>
        <table:table-row table:style-name="ro1">
          <table:table-cell office:value-type="float" office:value="9296481" calcext:value-type="float">
            <text:p>9296481</text:p>
          </table:table-cell>
          <table:table-cell table:number-columns-repeated="98"/>
        </table:table-row>
        <table:table-row table:style-name="ro1">
          <table:table-cell office:value-type="float" office:value="9306349" calcext:value-type="float">
            <text:p>9306349</text:p>
          </table:table-cell>
          <table:table-cell table:number-columns-repeated="98"/>
        </table:table-row>
        <table:table-row table:style-name="ro1">
          <table:table-cell office:value-type="float" office:value="9306365" calcext:value-type="float">
            <text:p>9306365</text:p>
          </table:table-cell>
          <table:table-cell table:number-columns-repeated="98"/>
        </table:table-row>
        <table:table-row table:style-name="ro1">
          <table:table-cell office:value-type="float" office:value="9410479" calcext:value-type="float">
            <text:p>9410479</text:p>
          </table:table-cell>
          <table:table-cell table:number-columns-repeated="98"/>
        </table:table-row>
        <table:table-row table:style-name="ro1">
          <table:table-cell office:value-type="float" office:value="9452710" calcext:value-type="float">
            <text:p>9452710</text:p>
          </table:table-cell>
          <table:table-cell table:number-columns-repeated="98"/>
        </table:table-row>
        <table:table-row table:style-name="ro1">
          <table:table-cell office:value-type="float" office:value="9456335" calcext:value-type="float">
            <text:p>9456335</text:p>
          </table:table-cell>
          <table:table-cell table:number-columns-repeated="98"/>
        </table:table-row>
        <table:table-row table:style-name="ro1">
          <table:table-cell office:value-type="float" office:value="9494434" calcext:value-type="float">
            <text:p>9494434</text:p>
          </table:table-cell>
          <table:table-cell table:number-columns-repeated="98"/>
        </table:table-row>
        <table:table-row table:style-name="ro1">
          <table:table-cell office:value-type="float" office:value="9494794" calcext:value-type="float">
            <text:p>9494794</text:p>
          </table:table-cell>
          <table:table-cell table:number-columns-repeated="98"/>
        </table:table-row>
        <table:table-row table:style-name="ro1">
          <table:table-cell office:value-type="float" office:value="9746022" calcext:value-type="float">
            <text:p>9746022</text:p>
          </table:table-cell>
          <table:table-cell table:number-columns-repeated="98"/>
        </table:table-row>
        <table:table-row table:style-name="ro1">
          <table:table-cell office:value-type="float" office:value="9812680" calcext:value-type="float">
            <text:p>9812680</text:p>
          </table:table-cell>
          <table:table-cell table:number-columns-repeated="98"/>
        </table:table-row>
        <table:table-row table:style-name="ro1">
          <table:table-cell office:value-type="float" office:value="9831549" calcext:value-type="float">
            <text:p>9831549</text:p>
          </table:table-cell>
          <table:table-cell table:number-columns-repeated="98"/>
        </table:table-row>
        <table:table-row table:style-name="ro1">
          <table:table-cell office:value-type="float" office:value="9906194" calcext:value-type="float">
            <text:p>9906194</text:p>
          </table:table-cell>
          <table:table-cell table:number-columns-repeated="98"/>
        </table:table-row>
        <table:table-row table:style-name="ro1">
          <table:table-cell office:value-type="float" office:value="9922397" calcext:value-type="float">
            <text:p>9922397</text:p>
          </table:table-cell>
          <table:table-cell table:number-columns-repeated="98"/>
        </table:table-row>
        <table:table-row table:style-name="ro1">
          <table:table-cell office:value-type="float" office:value="9981874" calcext:value-type="float">
            <text:p>9981874</text:p>
          </table:table-cell>
          <table:table-cell table:number-columns-repeated="98"/>
        </table:table-row>
        <table:table-row table:style-name="ro1">
          <table:table-cell office:value-type="float" office:value="10008854" calcext:value-type="float">
            <text:p>10008854</text:p>
          </table:table-cell>
          <table:table-cell table:number-columns-repeated="98"/>
        </table:table-row>
        <table:table-row table:style-name="ro1">
          <table:table-cell office:value-type="float" office:value="10011730" calcext:value-type="float">
            <text:p>10011730</text:p>
          </table:table-cell>
          <table:table-cell table:number-columns-repeated="98"/>
        </table:table-row>
        <table:table-row table:style-name="ro1">
          <table:table-cell office:value-type="float" office:value="10029810" calcext:value-type="float">
            <text:p>10029810</text:p>
          </table:table-cell>
          <table:table-cell table:number-columns-repeated="98"/>
        </table:table-row>
        <table:table-row table:style-name="ro1">
          <table:table-cell office:value-type="float" office:value="10051102" calcext:value-type="float">
            <text:p>10051102</text:p>
          </table:table-cell>
          <table:table-cell table:number-columns-repeated="98"/>
        </table:table-row>
        <table:table-row table:style-name="ro1">
          <table:table-cell office:value-type="float" office:value="10054843" calcext:value-type="float">
            <text:p>10054843</text:p>
          </table:table-cell>
          <table:table-cell table:number-columns-repeated="98"/>
        </table:table-row>
        <table:table-row table:style-name="ro1">
          <table:table-cell office:value-type="float" office:value="10066987" calcext:value-type="float">
            <text:p>10066987</text:p>
          </table:table-cell>
          <table:table-cell table:number-columns-repeated="98"/>
        </table:table-row>
        <table:table-row table:style-name="ro1">
          <table:table-cell office:value-type="float" office:value="10128904" calcext:value-type="float">
            <text:p>10128904</text:p>
          </table:table-cell>
          <table:table-cell table:number-columns-repeated="98"/>
        </table:table-row>
        <table:table-row table:style-name="ro1">
          <table:table-cell office:value-type="float" office:value="10182906" calcext:value-type="float">
            <text:p>10182906</text:p>
          </table:table-cell>
          <table:table-cell table:number-columns-repeated="98"/>
        </table:table-row>
        <table:table-row table:style-name="ro1">
          <table:table-cell office:value-type="float" office:value="10253637" calcext:value-type="float">
            <text:p>10253637</text:p>
          </table:table-cell>
          <table:table-cell table:number-columns-repeated="98"/>
        </table:table-row>
        <table:table-row table:style-name="ro1">
          <table:table-cell office:value-type="float" office:value="10307397" calcext:value-type="float">
            <text:p>10307397</text:p>
          </table:table-cell>
          <table:table-cell table:number-columns-repeated="98"/>
        </table:table-row>
        <table:table-row table:style-name="ro1">
          <table:table-cell office:value-type="float" office:value="10332202" calcext:value-type="float">
            <text:p>10332202</text:p>
          </table:table-cell>
          <table:table-cell table:number-columns-repeated="98"/>
        </table:table-row>
        <table:table-row table:style-name="ro1">
          <table:table-cell office:value-type="float" office:value="10377476" calcext:value-type="float">
            <text:p>10377476</text:p>
          </table:table-cell>
          <table:table-cell table:number-columns-repeated="98"/>
        </table:table-row>
        <table:table-row table:style-name="ro1">
          <table:table-cell office:value-type="float" office:value="10384835" calcext:value-type="float">
            <text:p>10384835</text:p>
          </table:table-cell>
          <table:table-cell table:number-columns-repeated="98"/>
        </table:table-row>
        <table:table-row table:style-name="ro1">
          <table:table-cell office:value-type="float" office:value="10397103" calcext:value-type="float">
            <text:p>10397103</text:p>
          </table:table-cell>
          <table:table-cell table:number-columns-repeated="98"/>
        </table:table-row>
        <table:table-row table:style-name="ro1">
          <table:table-cell office:value-type="float" office:value="10397258" calcext:value-type="float">
            <text:p>10397258</text:p>
          </table:table-cell>
          <table:table-cell table:number-columns-repeated="98"/>
        </table:table-row>
        <table:table-row table:style-name="ro1">
          <table:table-cell office:value-type="float" office:value="10414297" calcext:value-type="float">
            <text:p>10414297</text:p>
          </table:table-cell>
          <table:table-cell table:number-columns-repeated="98"/>
        </table:table-row>
        <table:table-row table:style-name="ro1">
          <table:table-cell office:value-type="float" office:value="10532046" calcext:value-type="float">
            <text:p>10532046</text:p>
          </table:table-cell>
          <table:table-cell table:number-columns-repeated="98"/>
        </table:table-row>
        <table:table-row table:style-name="ro1">
          <table:table-cell office:value-type="float" office:value="10558295" calcext:value-type="float">
            <text:p>10558295</text:p>
          </table:table-cell>
          <table:table-cell table:number-columns-repeated="98"/>
        </table:table-row>
        <table:table-row table:style-name="ro1">
          <table:table-cell office:value-type="float" office:value="10754058" calcext:value-type="float">
            <text:p>10754058</text:p>
          </table:table-cell>
          <table:table-cell table:number-columns-repeated="98"/>
        </table:table-row>
        <table:table-row table:style-name="ro1">
          <table:table-cell office:value-type="float" office:value="10869266" calcext:value-type="float">
            <text:p>10869266</text:p>
          </table:table-cell>
          <table:table-cell table:number-columns-repeated="98"/>
        </table:table-row>
        <table:table-row table:style-name="ro1">
          <table:table-cell office:value-type="float" office:value="10927671" calcext:value-type="float">
            <text:p>10927671</text:p>
          </table:table-cell>
          <table:table-cell table:number-columns-repeated="98"/>
        </table:table-row>
        <table:table-row table:style-name="ro1">
          <table:table-cell office:value-type="float" office:value="11115728" calcext:value-type="float">
            <text:p>11115728</text:p>
          </table:table-cell>
          <table:table-cell table:number-columns-repeated="98"/>
        </table:table-row>
        <table:table-row table:style-name="ro1">
          <table:table-cell office:value-type="float" office:value="11204239" calcext:value-type="float">
            <text:p>11204239</text:p>
          </table:table-cell>
          <table:table-cell table:number-columns-repeated="98"/>
        </table:table-row>
        <table:table-row table:style-name="ro1">
          <table:table-cell office:value-type="float" office:value="11252289" calcext:value-type="float">
            <text:p>11252289</text:p>
          </table:table-cell>
          <table:table-cell table:number-columns-repeated="98"/>
        </table:table-row>
        <table:table-row table:style-name="ro1">
          <table:table-cell office:value-type="float" office:value="11391724" calcext:value-type="float">
            <text:p>11391724</text:p>
          </table:table-cell>
          <table:table-cell table:number-columns-repeated="98"/>
        </table:table-row>
        <table:table-row table:style-name="ro1">
          <table:table-cell office:value-type="float" office:value="11457318" calcext:value-type="float">
            <text:p>11457318</text:p>
          </table:table-cell>
          <table:table-cell table:number-columns-repeated="98"/>
        </table:table-row>
        <table:table-row table:style-name="ro1">
          <table:table-cell office:value-type="float" office:value="11499539" calcext:value-type="float">
            <text:p>11499539</text:p>
          </table:table-cell>
          <table:table-cell table:number-columns-repeated="98"/>
        </table:table-row>
        <table:table-row table:style-name="ro1">
          <table:table-cell office:value-type="float" office:value="11527779" calcext:value-type="float">
            <text:p>11527779</text:p>
          </table:table-cell>
          <table:table-cell table:number-columns-repeated="98"/>
        </table:table-row>
        <table:table-row table:style-name="ro1">
          <table:table-cell office:value-type="float" office:value="11707219" calcext:value-type="float">
            <text:p>11707219</text:p>
          </table:table-cell>
          <table:table-cell table:number-columns-repeated="98"/>
        </table:table-row>
        <table:table-row table:style-name="ro1">
          <table:table-cell office:value-type="float" office:value="11770006" calcext:value-type="float">
            <text:p>11770006</text:p>
          </table:table-cell>
          <table:table-cell table:number-columns-repeated="98"/>
        </table:table-row>
        <table:table-row table:style-name="ro1">
          <table:table-cell office:value-type="float" office:value="11775907" calcext:value-type="float">
            <text:p>11775907</text:p>
          </table:table-cell>
          <table:table-cell table:number-columns-repeated="98"/>
        </table:table-row>
        <table:table-row table:style-name="ro1">
          <table:table-cell office:value-type="float" office:value="11892809" calcext:value-type="float">
            <text:p>11892809</text:p>
          </table:table-cell>
          <table:table-cell table:number-columns-repeated="98"/>
        </table:table-row>
        <table:table-row table:style-name="ro1">
          <table:table-cell office:value-type="float" office:value="12194966" calcext:value-type="float">
            <text:p>12194966</text:p>
          </table:table-cell>
          <table:table-cell table:number-columns-repeated="98"/>
        </table:table-row>
        <table:table-row table:style-name="ro1">
          <table:table-cell office:value-type="float" office:value="12477380" calcext:value-type="float">
            <text:p>12477380</text:p>
          </table:table-cell>
          <table:table-cell table:number-columns-repeated="98"/>
        </table:table-row>
        <table:table-row table:style-name="ro1">
          <table:table-cell office:value-type="float" office:value="12785006" calcext:value-type="float">
            <text:p>12785006</text:p>
          </table:table-cell>
          <table:table-cell table:number-columns-repeated="98"/>
        </table:table-row>
        <table:table-row table:style-name="ro1">
          <table:table-cell office:value-type="float" office:value="12797436" calcext:value-type="float">
            <text:p>12797436</text:p>
          </table:table-cell>
          <table:table-cell table:number-columns-repeated="98"/>
        </table:table-row>
        <table:table-row table:style-name="ro1">
          <table:table-cell office:value-type="float" office:value="13148107" calcext:value-type="float">
            <text:p>13148107</text:p>
          </table:table-cell>
          <table:table-cell table:number-columns-repeated="98"/>
        </table:table-row>
        <table:table-row table:style-name="ro1">
          <table:table-cell office:value-type="float" office:value="13312937" calcext:value-type="float">
            <text:p>13312937</text:p>
          </table:table-cell>
          <table:table-cell table:number-columns-repeated="98"/>
        </table:table-row>
        <table:table-row table:style-name="ro1">
          <table:table-cell office:value-type="float" office:value="13524711" calcext:value-type="float">
            <text:p>13524711</text:p>
          </table:table-cell>
          <table:table-cell table:number-columns-repeated="98"/>
        </table:table-row>
        <table:table-row table:style-name="ro1">
          <table:table-cell office:value-type="float" office:value="13557093" calcext:value-type="float">
            <text:p>13557093</text:p>
          </table:table-cell>
          <table:table-cell table:number-columns-repeated="98"/>
        </table:table-row>
        <table:table-row table:style-name="ro1">
          <table:table-cell office:value-type="float" office:value="13575431" calcext:value-type="float">
            <text:p>13575431</text:p>
          </table:table-cell>
          <table:table-cell table:number-columns-repeated="98"/>
        </table:table-row>
        <table:table-row table:style-name="ro1">
          <table:table-cell office:value-type="float" office:value="13603187" calcext:value-type="float">
            <text:p>13603187</text:p>
          </table:table-cell>
          <table:table-cell table:number-columns-repeated="98"/>
        </table:table-row>
        <table:table-row table:style-name="ro1">
          <table:table-cell office:value-type="float" office:value="14078366" calcext:value-type="float">
            <text:p>14078366</text:p>
          </table:table-cell>
          <table:table-cell table:number-columns-repeated="98"/>
        </table:table-row>
        <table:table-row table:style-name="ro1">
          <table:table-cell office:value-type="float" office:value="14287752" calcext:value-type="float">
            <text:p>14287752</text:p>
          </table:table-cell>
          <table:table-cell table:number-columns-repeated="98"/>
        </table:table-row>
        <table:table-row table:style-name="ro1">
          <table:table-cell office:value-type="float" office:value="14312981" calcext:value-type="float">
            <text:p>14312981</text:p>
          </table:table-cell>
          <table:table-cell table:number-columns-repeated="98"/>
        </table:table-row>
        <table:table-row table:style-name="ro1">
          <table:table-cell office:value-type="float" office:value="14315730" calcext:value-type="float">
            <text:p>14315730</text:p>
          </table:table-cell>
          <table:table-cell table:number-columns-repeated="98"/>
        </table:table-row>
        <table:table-row table:style-name="ro1">
          <table:table-cell office:value-type="float" office:value="14958616" calcext:value-type="float">
            <text:p>14958616</text:p>
          </table:table-cell>
          <table:table-cell table:number-columns-repeated="98"/>
        </table:table-row>
        <table:table-row table:style-name="ro1">
          <table:table-cell office:value-type="float" office:value="15363520" calcext:value-type="float">
            <text:p>15363520</text:p>
          </table:table-cell>
          <table:table-cell table:number-columns-repeated="98"/>
        </table:table-row>
        <table:table-row table:style-name="ro1">
          <table:table-cell office:value-type="float" office:value="15523817" calcext:value-type="float">
            <text:p>15523817</text:p>
          </table:table-cell>
          <table:table-cell table:number-columns-repeated="98"/>
        </table:table-row>
        <table:table-row table:style-name="ro1">
          <table:table-cell office:value-type="float" office:value="15654985" calcext:value-type="float">
            <text:p>15654985</text:p>
          </table:table-cell>
          <table:table-cell table:number-columns-repeated="98"/>
        </table:table-row>
        <table:table-row table:style-name="ro1">
          <table:table-cell office:value-type="float" office:value="15702626" calcext:value-type="float">
            <text:p>15702626</text:p>
          </table:table-cell>
          <table:table-cell table:number-columns-repeated="98"/>
        </table:table-row>
        <table:table-row table:style-name="ro1">
          <table:table-cell office:value-type="float" office:value="16762968" calcext:value-type="float">
            <text:p>16762968</text:p>
          </table:table-cell>
          <table:table-cell table:number-columns-repeated="98"/>
        </table:table-row>
        <table:table-row table:style-name="ro1">
          <table:table-cell office:value-type="float" office:value="18712373" calcext:value-type="float">
            <text:p>18712373</text:p>
          </table:table-cell>
          <table:table-cell table:number-columns-repeated="98"/>
        </table:table-row>
        <table:table-row table:style-name="ro1">
          <table:table-cell office:value-type="float" office:value="19127350" calcext:value-type="float">
            <text:p>19127350</text:p>
          </table:table-cell>
          <table:table-cell table:number-columns-repeated="98"/>
        </table:table-row>
      </table:table>
      <table:named-expressions/>
      <table:database-ranges>
        <table:database-range table:name="__Anonymous_Sheet_DB__0" table:target-range-address="'Labeling and Centroids time (not normalized)'.A1:'Labeling and Centroids time (not normalized)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00/00/0000</text:date>, <text:time style:data-style-name="N2" text:time-value="15:15:13.736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23:04:51.951000000</meta:creation-date>
    <dc:date>2014-09-16T16:49:53.453000000</dc:date>
    <meta:editing-duration>PT1H34M46S</meta:editing-duration>
    <meta:editing-cycles>4</meta:editing-cycles>
    <meta:generator>LibreOffice/4.3.1.2$Windows_x86 LibreOffice_project/958349dc3b25111dbca392fbc281a05559ef6848</meta:generator>
    <meta:document-statistic meta:table-count="1" meta:cell-count="5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46cm" svg:y="4.205cm" style:legend-expansion="high" chart:style-name="ch2"/>
        <chart:plot-area chart:style-name="ch3" table:cell-range-address="'Labeling and Centroids time (not normalized)'.C11:'Labeling and Centroids time (not normalized)'.AL11" svg:x="0.444cm" svg:y="0.324cm" svg:width="13.402cm" svg:height="8.638cm">
          <chartooo:coordinate-region svg:x="1.083cm" svg:y="0.519cm" svg:width="12.745cm" svg:height="7.41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Labeling and Centroids time (not normalized)'.C11:'Labeling and Centroids time (not normalized)'.AL11" chart:class="chart:bar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</table:table-row>
          </table:table-header-rows>
          <table:table-rows>
            <table:table-row>
              <table:table-cell office:value-type="string">
                <text:p>Riga 11</text:p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Labeling and Centroids time (not normalized)'.C11:'Labeling and Centroids time (not normalized)'.AL11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Windows_x86 LibreOffice_project/958349dc3b25111dbca392fbc281a05559ef68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